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7.02mm" svg:y="6.05mm">
            <draw:object draw:notify-on-update-of-ranges="Sheet1.C2:Sheet1.C226 Sheet1.D2:Sheet1.D2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8mm" svg:y="104.59mm">
            <draw:object draw:notify-on-update-of-ranges="Sheet1.G24:Sheet1.G248 Sheet1.H24:Sheet1.H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52.73mm" svg:y="4.97mm">
            <draw:object draw:notify-on-update-of-ranges="Sheet1.R2:Sheet1.R226 Sheet1.S2:Sheet1.S2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2.76mm" svg:y="100.07mm">
            <draw:object draw:notify-on-update-of-ranges="Sheet1.V24:Sheet1.V248 Sheet1.W24:Sheet1.W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835.84mm" svg:y="8.97mm">
            <draw:object draw:notify-on-update-of-ranges="Sheet1.AH3:Sheet1.AH227 Sheet1.AI3:Sheet1.AI2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915.13mm" svg:y="104.05mm">
            <draw:object draw:notify-on-update-of-ranges="Sheet1.AL24:Sheet1.AL248 Sheet1.AM24:Sheet1.AM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177.13mm" svg:y="8.94mm">
            <draw:object draw:notify-on-update-of-ranges="Sheet1.AX4:Sheet1.AX228 Sheet1.AY4:Sheet1.AY2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297.86mm" svg:y="112.59mm">
            <draw:object draw:notify-on-update-of-ranges="Sheet1.BC26:Sheet1.BC250 Sheet1.BD26:Sheet1.BD2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578.22mm" svg:y="8.74mm">
            <draw:object draw:notify-on-update-of-ranges="Sheet1.BO3:Sheet1.BO227 Sheet1.BP3:Sheet1.BP2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1654.03mm" svg:y="107.75mm">
            <draw:object draw:notify-on-update-of-ranges="Sheet1.BS25:Sheet1.BS249 Sheet1.BT25:Sheet1.BT2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column table:style-name="co1" table:default-cell-style-name="ce2"/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6"/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4896" calcext:value-type="float">
            <text:p>-24896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3807" calcext:value-type="float">
            <text:p>-2380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16"/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4644" calcext:value-type="float">
            <text:p>-24644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3837" calcext:value-type="float">
            <text:p>-2383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963" calcext:value-type="float">
            <text:p>-18963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9031" calcext:value-type="float">
            <text:p>-19031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4234" calcext:value-type="float">
            <text:p>-24234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3643" calcext:value-type="float">
            <text:p>-23643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8709" calcext:value-type="float">
            <text:p>-18709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8747" calcext:value-type="float">
            <text:p>-28747</text:p>
          </table:table-cell>
          <table:table-cell office:value-type="float" office:value="-45" calcext:value-type="float">
            <text:p>-45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8762" calcext:value-type="float">
            <text:p>-18762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986" calcext:value-type="float">
            <text:p>-23986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170" calcext:value-type="float">
            <text:p>-2317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8500" calcext:value-type="float">
            <text:p>-1850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8455" calcext:value-type="float">
            <text:p>-28455</text:p>
          </table:table-cell>
          <table:table-cell office:value-type="float" office:value="-45" calcext:value-type="float">
            <text:p>-45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8305" calcext:value-type="float">
            <text:p>-18305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4129" calcext:value-type="float">
            <text:p>-24129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3314" calcext:value-type="float">
            <text:p>-2331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18240" calcext:value-type="float">
            <text:p>-1824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8268" calcext:value-type="float">
            <text:p>-28268</text:p>
          </table:table-cell>
          <table:table-cell office:value-type="float" office:value="-45" calcext:value-type="float">
            <text:p>-45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18049" calcext:value-type="float">
            <text:p>-18049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900" calcext:value-type="float">
            <text:p>-23900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092" calcext:value-type="float">
            <text:p>-23092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17859" calcext:value-type="float">
            <text:p>-17859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7818" calcext:value-type="float">
            <text:p>-27818</text:p>
          </table:table-cell>
          <table:table-cell office:value-type="float" office:value="-44" calcext:value-type="float">
            <text:p>-44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17916" calcext:value-type="float">
            <text:p>-17916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3450" calcext:value-type="float">
            <text:p>-2345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2895" calcext:value-type="float">
            <text:p>-22895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17585" calcext:value-type="float">
            <text:p>-17585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7936" calcext:value-type="float">
            <text:p>-27936</text:p>
          </table:table-cell>
          <table:table-cell office:value-type="float" office:value="-44" calcext:value-type="float">
            <text:p>-44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17643" calcext:value-type="float">
            <text:p>-17643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3207" calcext:value-type="float">
            <text:p>-23207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2403" calcext:value-type="float">
            <text:p>-22403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17385" calcext:value-type="float">
            <text:p>-17385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7696" calcext:value-type="float">
            <text:p>-27696</text:p>
          </table:table-cell>
          <table:table-cell office:value-type="float" office:value="-44" calcext:value-type="float">
            <text:p>-44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17683" calcext:value-type="float">
            <text:p>-17683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3204" calcext:value-type="float">
            <text:p>-2320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2648" calcext:value-type="float">
            <text:p>-2264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17067" calcext:value-type="float">
            <text:p>-17067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7275" calcext:value-type="float">
            <text:p>-27275</text:p>
          </table:table-cell>
          <table:table-cell office:value-type="float" office:value="-43" calcext:value-type="float">
            <text:p>-4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17425" calcext:value-type="float">
            <text:p>-17425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988" calcext:value-type="float">
            <text:p>-2298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162" calcext:value-type="float">
            <text:p>-22162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17062" calcext:value-type="float">
            <text:p>-17062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7030" calcext:value-type="float">
            <text:p>-27030</text:p>
          </table:table-cell>
          <table:table-cell office:value-type="float" office:value="-43" calcext:value-type="float">
            <text:p>-4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17149" calcext:value-type="float">
            <text:p>-17149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3051" calcext:value-type="float">
            <text:p>-2305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16790" calcext:value-type="float">
            <text:p>-1679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7029" calcext:value-type="float">
            <text:p>-27029</text:p>
          </table:table-cell>
          <table:table-cell office:value-type="float" office:value="-43" calcext:value-type="float">
            <text:p>-4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16869" calcext:value-type="float">
            <text:p>-16869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2811" calcext:value-type="float">
            <text:p>-2281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1718" calcext:value-type="float">
            <text:p>-21718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16603" calcext:value-type="float">
            <text:p>-1660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6789" calcext:value-type="float">
            <text:p>-26789</text:p>
          </table:table-cell>
          <table:table-cell office:value-type="float" office:value="-42" calcext:value-type="float">
            <text:p>-42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16929" calcext:value-type="float">
            <text:p>-16929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2439" calcext:value-type="float">
            <text:p>-2243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1875" calcext:value-type="float">
            <text:p>-2187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16310" calcext:value-type="float">
            <text:p>-1631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6611" calcext:value-type="float">
            <text:p>-26611</text:p>
          </table:table-cell>
          <table:table-cell office:value-type="float" office:value="-42" calcext:value-type="float">
            <text:p>-42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16642" calcext:value-type="float">
            <text:p>-16642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2179" calcext:value-type="float">
            <text:p>-2217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1630" calcext:value-type="float">
            <text:p>-21630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16413" calcext:value-type="float">
            <text:p>-1641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6361" calcext:value-type="float">
            <text:p>-26361</text:p>
          </table:table-cell>
          <table:table-cell office:value-type="float" office:value="-42" calcext:value-type="float">
            <text:p>-42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16472" calcext:value-type="float">
            <text:p>-16472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159" calcext:value-type="float">
            <text:p>-21159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16134" calcext:value-type="float">
            <text:p>-16134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6266" calcext:value-type="float">
            <text:p>-26266</text:p>
          </table:table-cell>
          <table:table-cell office:value-type="float" office:value="-42" calcext:value-type="float">
            <text:p>-42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16197" calcext:value-type="float">
            <text:p>-16197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1736" calcext:value-type="float">
            <text:p>-21736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0905" calcext:value-type="float">
            <text:p>-2090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15901" calcext:value-type="float">
            <text:p>-15901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6039" calcext:value-type="float">
            <text:p>-26039</text:p>
          </table:table-cell>
          <table:table-cell office:value-type="float" office:value="-41" calcext:value-type="float">
            <text:p>-41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15950" calcext:value-type="float">
            <text:p>-15950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876" calcext:value-type="float">
            <text:p>-2187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034" calcext:value-type="float">
            <text:p>-2103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15340" calcext:value-type="float">
            <text:p>-15340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5831" calcext:value-type="float">
            <text:p>-25831</text:p>
          </table:table-cell>
          <table:table-cell office:value-type="float" office:value="-41" calcext:value-type="float">
            <text:p>-41</text:p>
          </table:table-cell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15673" calcext:value-type="float">
            <text:p>-15673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1605" calcext:value-type="float">
            <text:p>-2160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0786" calcext:value-type="float">
            <text:p>-2078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15474" calcext:value-type="float">
            <text:p>-15474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5872" calcext:value-type="float">
            <text:p>-25872</text:p>
          </table:table-cell>
          <table:table-cell office:value-type="float" office:value="-41" calcext:value-type="float">
            <text:p>-41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15281" calcext:value-type="float">
            <text:p>-15281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1154" calcext:value-type="float">
            <text:p>-2115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0584" calcext:value-type="float">
            <text:p>-2058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15146" calcext:value-type="float">
            <text:p>-15146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5504" calcext:value-type="float">
            <text:p>-25504</text:p>
          </table:table-cell>
          <table:table-cell office:value-type="float" office:value="-40" calcext:value-type="float">
            <text:p>-40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15232" calcext:value-type="float">
            <text:p>-15232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897" calcext:value-type="float">
            <text:p>-2089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311" calcext:value-type="float">
            <text:p>-20311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14920" calcext:value-type="float">
            <text:p>-14920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5263" calcext:value-type="float">
            <text:p>-25263</text:p>
          </table:table-cell>
          <table:table-cell office:value-type="float" office:value="-40" calcext:value-type="float">
            <text:p>-40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14733" calcext:value-type="float">
            <text:p>-14733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1025" calcext:value-type="float">
            <text:p>-210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9954" calcext:value-type="float">
            <text:p>-19954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14604" calcext:value-type="float">
            <text:p>-1460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5055" calcext:value-type="float">
            <text:p>-25055</text:p>
          </table:table-cell>
          <table:table-cell office:value-type="float" office:value="-40" calcext:value-type="float">
            <text:p>-40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14664" calcext:value-type="float">
            <text:p>-1466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0745" calcext:value-type="float">
            <text:p>-2074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9671" calcext:value-type="float">
            <text:p>-1967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4458" calcext:value-type="float">
            <text:p>-14458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4817" calcext:value-type="float">
            <text:p>-24817</text:p>
          </table:table-cell>
          <table:table-cell office:value-type="float" office:value="-39" calcext:value-type="float">
            <text:p>-39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4260" calcext:value-type="float">
            <text:p>-14260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0536" calcext:value-type="float">
            <text:p>-2053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1351" calcext:value-type="float">
            <text:p>-21351</text:p>
          </table:table-cell>
          <table:table-cell office:value-type="percentage" office:value="-0.34" calcext:value-type="percentage">
            <text:p>-34.00%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9429" calcext:value-type="float">
            <text:p>-1942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5077" calcext:value-type="float">
            <text:p>-1507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4134" calcext:value-type="float">
            <text:p>-1413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6886" calcext:value-type="float">
            <text:p>-26886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4946" calcext:value-type="float">
            <text:p>-24946</text:p>
          </table:table-cell>
          <table:table-cell office:value-type="float" office:value="-39" calcext:value-type="float">
            <text:p>-39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4177" calcext:value-type="float">
            <text:p>-14177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0266" calcext:value-type="float">
            <text:p>-2026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1098" calcext:value-type="float">
            <text:p>-2109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9158" calcext:value-type="float">
            <text:p>-1915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4802" calcext:value-type="float">
            <text:p>-1480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3854" calcext:value-type="float">
            <text:p>-138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7009" calcext:value-type="float">
            <text:p>-27009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4465" calcext:value-type="float">
            <text:p>-24465</text:p>
          </table:table-cell>
          <table:table-cell office:value-type="float" office:value="-39" calcext:value-type="float">
            <text:p>-39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3947" calcext:value-type="float">
            <text:p>-13947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7075" calcext:value-type="float">
            <text:p>-27075</text:p>
          </table:table-cell>
          <table:table-cell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0272" calcext:value-type="float">
            <text:p>-20272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923" calcext:value-type="float">
            <text:p>-2092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9136" calcext:value-type="float">
            <text:p>-1913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4560" calcext:value-type="float">
            <text:p>-14560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3312" calcext:value-type="float">
            <text:p>-1331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6913" calcext:value-type="float">
            <text:p>-26913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4272" calcext:value-type="float">
            <text:p>-24272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7170" calcext:value-type="float">
            <text:p>-27170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3630" calcext:value-type="float">
            <text:p>-1363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7022" calcext:value-type="float">
            <text:p>-27022</text:p>
          </table:table-cell>
          <table:table-cell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9982" calcext:value-type="float">
            <text:p>-1998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0691" calcext:value-type="float">
            <text:p>-20691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8848" calcext:value-type="float">
            <text:p>-1884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4296" calcext:value-type="float">
            <text:p>-14296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3291" calcext:value-type="float">
            <text:p>-13291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6655" calcext:value-type="float">
            <text:p>-26655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4021" calcext:value-type="float">
            <text:p>-24021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6893" calcext:value-type="float">
            <text:p>-26893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3622" calcext:value-type="float">
            <text:p>-1362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6905" calcext:value-type="float">
            <text:p>-26905</text:p>
          </table:table-cell>
          <table:table-cell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9718" calcext:value-type="float">
            <text:p>-19718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0593" calcext:value-type="float">
            <text:p>-2059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8609" calcext:value-type="float">
            <text:p>-18609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4175" calcext:value-type="float">
            <text:p>-14175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2972" calcext:value-type="float">
            <text:p>-1297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6568" calcext:value-type="float">
            <text:p>-26568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4006" calcext:value-type="float">
            <text:p>-24006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6718" calcext:value-type="float">
            <text:p>-26718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3035" calcext:value-type="float">
            <text:p>-1303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6678" calcext:value-type="float">
            <text:p>-26678</text:p>
          </table:table-cell>
          <table:table-cell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9480" calcext:value-type="float">
            <text:p>-1948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0343" calcext:value-type="float">
            <text:p>-2034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8544" calcext:value-type="float">
            <text:p>-1854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874" calcext:value-type="float">
            <text:p>-1387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2711" calcext:value-type="float">
            <text:p>-1271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6356" calcext:value-type="float">
            <text:p>-26356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23775" calcext:value-type="float">
            <text:p>-23775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6491" calcext:value-type="float">
            <text:p>-26491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2788" calcext:value-type="float">
            <text:p>-12788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6576" calcext:value-type="float">
            <text:p>-26576</text:p>
          </table:table-cell>
          <table:table-cell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9086" calcext:value-type="float">
            <text:p>-1908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0153" calcext:value-type="float">
            <text:p>-2015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8176" calcext:value-type="float">
            <text:p>-1817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3644" calcext:value-type="float">
            <text:p>-13644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2621" calcext:value-type="float">
            <text:p>-1262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6170" calcext:value-type="float">
            <text:p>-2617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23538" calcext:value-type="float">
            <text:p>-23538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6395" calcext:value-type="float">
            <text:p>-26395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2457" calcext:value-type="float">
            <text:p>-12457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6347" calcext:value-type="float">
            <text:p>-26347</text:p>
          </table:table-cell>
          <table:table-cell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9035" calcext:value-type="float">
            <text:p>-1903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0058" calcext:value-type="float">
            <text:p>-20058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7885" calcext:value-type="float">
            <text:p>-1788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3350" calcext:value-type="float">
            <text:p>-1335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2191" calcext:value-type="float">
            <text:p>-1219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5932" calcext:value-type="float">
            <text:p>-25932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23558" calcext:value-type="float">
            <text:p>-23558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6185" calcext:value-type="float">
            <text:p>-26185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2255" calcext:value-type="float">
            <text:p>-1225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6166" calcext:value-type="float">
            <text:p>-26166</text:p>
          </table:table-cell>
          <table:table-cell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8798" calcext:value-type="float">
            <text:p>-1879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0091" calcext:value-type="float">
            <text:p>-20091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7598" calcext:value-type="float">
            <text:p>-1759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3370" calcext:value-type="float">
            <text:p>-1337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2089" calcext:value-type="float">
            <text:p>-12089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5930" calcext:value-type="float">
            <text:p>-2593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23183" calcext:value-type="float">
            <text:p>-23183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018" calcext:value-type="float">
            <text:p>-26018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1924" calcext:value-type="float">
            <text:p>-11924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5929" calcext:value-type="float">
            <text:p>-25929</text:p>
          </table:table-cell>
          <table:table-cell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8498" calcext:value-type="float">
            <text:p>-18498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9702" calcext:value-type="float">
            <text:p>-19702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7301" calcext:value-type="float">
            <text:p>-1730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3077" calcext:value-type="float">
            <text:p>-1307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1821" calcext:value-type="float">
            <text:p>-11821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25700" calcext:value-type="float">
            <text:p>-2570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23166" calcext:value-type="float">
            <text:p>-23166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5777" calcext:value-type="float">
            <text:p>-25777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1655" calcext:value-type="float">
            <text:p>-11655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5953" calcext:value-type="float">
            <text:p>-25953</text:p>
          </table:table-cell>
          <table:table-cell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8105" calcext:value-type="float">
            <text:p>-1810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9485" calcext:value-type="float">
            <text:p>-19485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7112" calcext:value-type="float">
            <text:p>-1711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2827" calcext:value-type="float">
            <text:p>-1282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1186" calcext:value-type="float">
            <text:p>-1118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524" calcext:value-type="float">
            <text:p>-25524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22697" calcext:value-type="float">
            <text:p>-22697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5774" calcext:value-type="float">
            <text:p>-25774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1553" calcext:value-type="float">
            <text:p>-115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25721" calcext:value-type="float">
            <text:p>-25721</text:p>
          </table:table-cell>
          <table:table-cell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7838" calcext:value-type="float">
            <text:p>-1783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9228" calcext:value-type="float">
            <text:p>-19228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6797" calcext:value-type="float">
            <text:p>-16797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2538" calcext:value-type="float">
            <text:p>-12538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1268" calcext:value-type="float">
            <text:p>-1126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5282" calcext:value-type="float">
            <text:p>-25282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22434" calcext:value-type="float">
            <text:p>-22434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5549" calcext:value-type="float">
            <text:p>-25549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1352" calcext:value-type="float">
            <text:p>-11352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547" calcext:value-type="float">
            <text:p>-25547</text:p>
          </table:table-cell>
          <table:table-cell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7593" calcext:value-type="float">
            <text:p>-17593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9109" calcext:value-type="float">
            <text:p>-19109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6536" calcext:value-type="float">
            <text:p>-1653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425" calcext:value-type="float">
            <text:p>-1242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0634" calcext:value-type="float">
            <text:p>-106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5205" calcext:value-type="float">
            <text:p>-25205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22542" calcext:value-type="float">
            <text:p>-22542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5392" calcext:value-type="float">
            <text:p>-25392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0693" calcext:value-type="float">
            <text:p>-10693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5349" calcext:value-type="float">
            <text:p>-25349</text:p>
          </table:table-cell>
          <table:table-cell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7531" calcext:value-type="float">
            <text:p>-17531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870" calcext:value-type="float">
            <text:p>-18870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6483" calcext:value-type="float">
            <text:p>-1648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112" calcext:value-type="float">
            <text:p>-12112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0612" calcext:value-type="float">
            <text:p>-1061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24975" calcext:value-type="float">
            <text:p>-24975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22002" calcext:value-type="float">
            <text:p>-22002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5167" calcext:value-type="float">
            <text:p>-25167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0432" calcext:value-type="float">
            <text:p>-1043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5194" calcext:value-type="float">
            <text:p>-25194</text:p>
          </table:table-cell>
          <table:table-cell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7111" calcext:value-type="float">
            <text:p>-1711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8637" calcext:value-type="float">
            <text:p>-18637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6077" calcext:value-type="float">
            <text:p>-1607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860" calcext:value-type="float">
            <text:p>-1186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9979" calcext:value-type="float">
            <text:p>-997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4754" calcext:value-type="float">
            <text:p>-24754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22040" calcext:value-type="float">
            <text:p>-22040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5044" calcext:value-type="float">
            <text:p>-25044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0315" calcext:value-type="float">
            <text:p>-10315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24966" calcext:value-type="float">
            <text:p>-24966</text:p>
          </table:table-cell>
          <table:table-cell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7017" calcext:value-type="float">
            <text:p>-17017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8481" calcext:value-type="float">
            <text:p>-1848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5753" calcext:value-type="float">
            <text:p>-1575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1558" calcext:value-type="float">
            <text:p>-11558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0052" calcext:value-type="float">
            <text:p>-1005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24519" calcext:value-type="float">
            <text:p>-24519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21766" calcext:value-type="float">
            <text:p>-21766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4801" calcext:value-type="float">
            <text:p>-24801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9880" calcext:value-type="float">
            <text:p>-988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4802" calcext:value-type="float">
            <text:p>-24802</text:p>
          </table:table-cell>
          <table:table-cell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6516" calcext:value-type="float">
            <text:p>-1651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8242" calcext:value-type="float">
            <text:p>-1824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5733" calcext:value-type="float">
            <text:p>-1573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1406" calcext:value-type="float">
            <text:p>-11406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9411" calcext:value-type="float">
            <text:p>-94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447" calcext:value-type="float">
            <text:p>-24447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21384" calcext:value-type="float">
            <text:p>-21384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4596" calcext:value-type="float">
            <text:p>-24596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9739" calcext:value-type="float">
            <text:p>-973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24541" calcext:value-type="float">
            <text:p>-24541</text:p>
          </table:table-cell>
          <table:table-cell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6449" calcext:value-type="float">
            <text:p>-164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7969" calcext:value-type="float">
            <text:p>-17969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5404" calcext:value-type="float">
            <text:p>-1540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1091" calcext:value-type="float">
            <text:p>-1109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9124" calcext:value-type="float">
            <text:p>-912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4216" calcext:value-type="float">
            <text:p>-24216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21328" calcext:value-type="float">
            <text:p>-21328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4395" calcext:value-type="float">
            <text:p>-24395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9185" calcext:value-type="float">
            <text:p>-918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484" calcext:value-type="float">
            <text:p>-24484</text:p>
          </table:table-cell>
          <table:table-cell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6453" calcext:value-type="float">
            <text:p>-1645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8041" calcext:value-type="float">
            <text:p>-180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5411" calcext:value-type="float">
            <text:p>-1541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0851" calcext:value-type="float">
            <text:p>-1085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8698" calcext:value-type="float">
            <text:p>-8698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24030" calcext:value-type="float">
            <text:p>-24030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21109" calcext:value-type="float">
            <text:p>-21109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4251" calcext:value-type="float">
            <text:p>-24251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9049" calcext:value-type="float">
            <text:p>-904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4267" calcext:value-type="float">
            <text:p>-24267</text:p>
          </table:table-cell>
          <table:table-cell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5854" calcext:value-type="float">
            <text:p>-1585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7756" calcext:value-type="float">
            <text:p>-17756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4814" calcext:value-type="float">
            <text:p>-148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0514" calcext:value-type="float">
            <text:p>-10514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8983" calcext:value-type="float">
            <text:p>-898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3837" calcext:value-type="float">
            <text:p>-23837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20815" calcext:value-type="float">
            <text:p>-20815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4036" calcext:value-type="float">
            <text:p>-24036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9043" calcext:value-type="float">
            <text:p>-904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24039" calcext:value-type="float">
            <text:p>-24039</text:p>
          </table:table-cell>
          <table:table-cell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5569" calcext:value-type="float">
            <text:p>-15569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7334" calcext:value-type="float">
            <text:p>-1733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4522" calcext:value-type="float">
            <text:p>-1452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387" calcext:value-type="float">
            <text:p>-10387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8560" calcext:value-type="float">
            <text:p>-856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691" calcext:value-type="float">
            <text:p>-23691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20800" calcext:value-type="float">
            <text:p>-20800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3827" calcext:value-type="float">
            <text:p>-23827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8394" calcext:value-type="float">
            <text:p>-839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3793" calcext:value-type="float">
            <text:p>-23793</text:p>
          </table:table-cell>
          <table:table-cell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7059" calcext:value-type="float">
            <text:p>-17059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4421" calcext:value-type="float">
            <text:p>-1442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0033" calcext:value-type="float">
            <text:p>-10033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8242" calcext:value-type="float">
            <text:p>-824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23412" calcext:value-type="float">
            <text:p>-23412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20512" calcext:value-type="float">
            <text:p>-20512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3630" calcext:value-type="float">
            <text:p>-23630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8096" calcext:value-type="float">
            <text:p>-809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672" calcext:value-type="float">
            <text:p>-23672</text:p>
          </table:table-cell>
          <table:table-cell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5005" calcext:value-type="float">
            <text:p>-1500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6847" calcext:value-type="float">
            <text:p>-1684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3980" calcext:value-type="float">
            <text:p>-13980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9770" calcext:value-type="float">
            <text:p>-977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7807" calcext:value-type="float">
            <text:p>-7807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199" calcext:value-type="float">
            <text:p>-23199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20263" calcext:value-type="float">
            <text:p>-20263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3515" calcext:value-type="float">
            <text:p>-23515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7670" calcext:value-type="float">
            <text:p>-767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23485" calcext:value-type="float">
            <text:p>-23485</text:p>
          </table:table-cell>
          <table:table-cell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4948" calcext:value-type="float">
            <text:p>-1494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6542" calcext:value-type="float">
            <text:p>-16542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3885" calcext:value-type="float">
            <text:p>-1388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9445" calcext:value-type="float">
            <text:p>-944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22970" calcext:value-type="float">
            <text:p>-22970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9988" calcext:value-type="float">
            <text:p>-19988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3250" calcext:value-type="float">
            <text:p>-23250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7418" calcext:value-type="float">
            <text:p>-74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245" calcext:value-type="float">
            <text:p>-23245</text:p>
          </table:table-cell>
          <table:table-cell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4664" calcext:value-type="float">
            <text:p>-1466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6565" calcext:value-type="float">
            <text:p>-1656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3297" calcext:value-type="float">
            <text:p>-13297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9455" calcext:value-type="float">
            <text:p>-945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7213" calcext:value-type="float">
            <text:p>-72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3011" calcext:value-type="float">
            <text:p>-23011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9806" calcext:value-type="float">
            <text:p>-1980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3091" calcext:value-type="float">
            <text:p>-23091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7256" calcext:value-type="float">
            <text:p>-725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23028" calcext:value-type="float">
            <text:p>-23028</text:p>
          </table:table-cell>
          <table:table-cell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4032" calcext:value-type="float">
            <text:p>-1403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6344" calcext:value-type="float">
            <text:p>-16344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2952" calcext:value-type="float">
            <text:p>-1295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9125" calcext:value-type="float">
            <text:p>-9125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6587" calcext:value-type="float">
            <text:p>-658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22736" calcext:value-type="float">
            <text:p>-22736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9490" calcext:value-type="float">
            <text:p>-19490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2819" calcext:value-type="float">
            <text:p>-22819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6914" calcext:value-type="float">
            <text:p>-69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3054" calcext:value-type="float">
            <text:p>-23054</text:p>
          </table:table-cell>
          <table:table-cell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954" calcext:value-type="float">
            <text:p>-139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6207" calcext:value-type="float">
            <text:p>-16207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114" calcext:value-type="float">
            <text:p>-131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790" calcext:value-type="float">
            <text:p>-8790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6452" calcext:value-type="float">
            <text:p>-645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22532" calcext:value-type="float">
            <text:p>-22532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9260" calcext:value-type="float">
            <text:p>-1926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2854" calcext:value-type="float">
            <text:p>-22854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6504" calcext:value-type="float">
            <text:p>-650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22818" calcext:value-type="float">
            <text:p>-22818</text:p>
          </table:table-cell>
          <table:table-cell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3857" calcext:value-type="float">
            <text:p>-13857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5748" calcext:value-type="float">
            <text:p>-15748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2478" calcext:value-type="float">
            <text:p>-1247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8447" calcext:value-type="float">
            <text:p>-8447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6045" calcext:value-type="float">
            <text:p>-604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22268" calcext:value-type="float">
            <text:p>-22268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8661" calcext:value-type="float">
            <text:p>-18661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22625" calcext:value-type="float">
            <text:p>-22625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6118" calcext:value-type="float">
            <text:p>-611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22615" calcext:value-type="float">
            <text:p>-22615</text:p>
          </table:table-cell>
          <table:table-cell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3292" calcext:value-type="float">
            <text:p>-1329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5804" calcext:value-type="float">
            <text:p>-1580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2393" calcext:value-type="float">
            <text:p>-12393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8312" calcext:value-type="float">
            <text:p>-8312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5599" calcext:value-type="float">
            <text:p>-559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22144" calcext:value-type="float">
            <text:p>-22144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8600" calcext:value-type="float">
            <text:p>-1860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2422" calcext:value-type="float">
            <text:p>-22422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5932" calcext:value-type="float">
            <text:p>-593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22315" calcext:value-type="float">
            <text:p>-22315</text:p>
          </table:table-cell>
          <table:table-cell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3159" calcext:value-type="float">
            <text:p>-1315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5538" calcext:value-type="float">
            <text:p>-15538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960" calcext:value-type="float">
            <text:p>-7960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5276" calcext:value-type="float">
            <text:p>-527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21911" calcext:value-type="float">
            <text:p>-21911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8544" calcext:value-type="float">
            <text:p>-18544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22165" calcext:value-type="float">
            <text:p>-22165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5337" calcext:value-type="float">
            <text:p>-533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22186" calcext:value-type="float">
            <text:p>-22186</text:p>
          </table:table-cell>
          <table:table-cell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2696" calcext:value-type="float">
            <text:p>-1269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5017" calcext:value-type="float">
            <text:p>-1501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1810" calcext:value-type="float">
            <text:p>-118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4775" calcext:value-type="float">
            <text:p>-477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21655" calcext:value-type="float">
            <text:p>-21655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8275" calcext:value-type="float">
            <text:p>-1827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22035" calcext:value-type="float">
            <text:p>-22035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4864" calcext:value-type="float">
            <text:p>-486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21975" calcext:value-type="float">
            <text:p>-21975</text:p>
          </table:table-cell>
          <table:table-cell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5030" calcext:value-type="float">
            <text:p>-15030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315" calcext:value-type="float">
            <text:p>-731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4563" calcext:value-type="float">
            <text:p>-456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21398" calcext:value-type="float">
            <text:p>-21398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7664" calcext:value-type="float">
            <text:p>-17664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21752" calcext:value-type="float">
            <text:p>-21752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4903" calcext:value-type="float">
            <text:p>-490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21733" calcext:value-type="float">
            <text:p>-21733</text:p>
          </table:table-cell>
          <table:table-cell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4466" calcext:value-type="float">
            <text:p>-1446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068" calcext:value-type="float">
            <text:p>-1106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7089" calcext:value-type="float">
            <text:p>-7089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4358" calcext:value-type="float">
            <text:p>-435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21218" calcext:value-type="float">
            <text:p>-2121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7792" calcext:value-type="float">
            <text:p>-17792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21567" calcext:value-type="float">
            <text:p>-21567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4429" calcext:value-type="float">
            <text:p>-4429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21461" calcext:value-type="float">
            <text:p>-21461</text:p>
          </table:table-cell>
          <table:table-cell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4154" calcext:value-type="float">
            <text:p>-1415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0387" calcext:value-type="float">
            <text:p>-1038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6687" calcext:value-type="float">
            <text:p>-66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3947" calcext:value-type="float">
            <text:p>-394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20927" calcext:value-type="float">
            <text:p>-20927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7146" calcext:value-type="float">
            <text:p>-17146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21281" calcext:value-type="float">
            <text:p>-21281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3753" calcext:value-type="float">
            <text:p>-375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21277" calcext:value-type="float">
            <text:p>-21277</text:p>
          </table:table-cell>
          <table:table-cell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3924" calcext:value-type="float">
            <text:p>-1392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0376" calcext:value-type="float">
            <text:p>-1037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6376" calcext:value-type="float">
            <text:p>-637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3249" calcext:value-type="float">
            <text:p>-324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693" calcext:value-type="float">
            <text:p>-2069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6857" calcext:value-type="float">
            <text:p>-16857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21065" calcext:value-type="float">
            <text:p>-21065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3281" calcext:value-type="float">
            <text:p>-328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21001" calcext:value-type="float">
            <text:p>-21001</text:p>
          </table:table-cell>
          <table:table-cell office:value-type="percentage" office:value="-0.33" calcext:value-type="percentage">
            <text:p>-33.00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1151" calcext:value-type="float">
            <text:p>-11151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3555" calcext:value-type="float">
            <text:p>-13555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9977" calcext:value-type="float">
            <text:p>-997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5984" calcext:value-type="float">
            <text:p>-5984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3204" calcext:value-type="float">
            <text:p>-320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0464" calcext:value-type="float">
            <text:p>-20464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6740" calcext:value-type="float">
            <text:p>-1674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20809" calcext:value-type="float">
            <text:p>-20809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3267" calcext:value-type="float">
            <text:p>-3267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791" calcext:value-type="float">
            <text:p>-20791</text:p>
          </table:table-cell>
          <table:table-cell office:value-type="percentage" office:value="-0.33" calcext:value-type="percentage">
            <text:p>-33.00%</text:p>
          </table:table-cell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1066" calcext:value-type="float">
            <text:p>-110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3559" calcext:value-type="float">
            <text:p>-13559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9603" calcext:value-type="float">
            <text:p>-960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5842" calcext:value-type="float">
            <text:p>-5842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2704" calcext:value-type="float">
            <text:p>-270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0315" calcext:value-type="float">
            <text:p>-20315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6729" calcext:value-type="float">
            <text:p>-16729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20545" calcext:value-type="float">
            <text:p>-20545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3079" calcext:value-type="float">
            <text:p>-307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0476" calcext:value-type="float">
            <text:p>-20476</text:p>
          </table:table-cell>
          <table:table-cell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0380" calcext:value-type="float">
            <text:p>-1038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3061" calcext:value-type="float">
            <text:p>-13061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9161" calcext:value-type="float">
            <text:p>-916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5415" calcext:value-type="float">
            <text:p>-5415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2624" calcext:value-type="float">
            <text:p>-26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0040" calcext:value-type="float">
            <text:p>-20040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6103" calcext:value-type="float">
            <text:p>-1610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20318" calcext:value-type="float">
            <text:p>-20318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2442" calcext:value-type="float">
            <text:p>-244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0431" calcext:value-type="float">
            <text:p>-20431</text:p>
          </table:table-cell>
          <table:table-cell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2798" calcext:value-type="float">
            <text:p>-12798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9225" calcext:value-type="float">
            <text:p>-922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5110" calcext:value-type="float">
            <text:p>-5110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2094" calcext:value-type="float">
            <text:p>-209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9799" calcext:value-type="float">
            <text:p>-19799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5830" calcext:value-type="float">
            <text:p>-1583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0177" calcext:value-type="float">
            <text:p>-20177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2172" calcext:value-type="float">
            <text:p>-217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0087" calcext:value-type="float">
            <text:p>-20087</text:p>
          </table:table-cell>
          <table:table-cell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9720" calcext:value-type="float">
            <text:p>-972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2448" calcext:value-type="float">
            <text:p>-1244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8763" calcext:value-type="float">
            <text:p>-876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4714" calcext:value-type="float">
            <text:p>-4714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849" calcext:value-type="float">
            <text:p>-184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9523" calcext:value-type="float">
            <text:p>-19523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5710" calcext:value-type="float">
            <text:p>-1571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9848" calcext:value-type="float">
            <text:p>-19848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670" calcext:value-type="float">
            <text:p>-167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9847" calcext:value-type="float">
            <text:p>-19847</text:p>
          </table:table-cell>
          <table:table-cell office:value-type="percentage" office:value="-0.31" calcext:value-type="percentage">
            <text:p>-31.00%</text:p>
          </table:table-cell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9362" calcext:value-type="float">
            <text:p>-936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2510" calcext:value-type="float">
            <text:p>-12510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151" calcext:value-type="float">
            <text:p>-815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728" calcext:value-type="float">
            <text:p>-4728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318" calcext:value-type="float">
            <text:p>-131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9567" calcext:value-type="float">
            <text:p>-19567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5243" calcext:value-type="float">
            <text:p>-15243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9653" calcext:value-type="float">
            <text:p>-19653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393" calcext:value-type="float">
            <text:p>-139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9565" calcext:value-type="float">
            <text:p>-19565</text:p>
          </table:table-cell>
          <table:table-cell office:value-type="percentage" office:value="-0.31" calcext:value-type="percentage">
            <text:p>-31.00%</text:p>
          </table:table-cell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8902" calcext:value-type="float">
            <text:p>-890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2166" calcext:value-type="float">
            <text:p>-1216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7660" calcext:value-type="float">
            <text:p>-766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354" calcext:value-type="float">
            <text:p>-4354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87" calcext:value-type="float">
            <text:p>-88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9203" calcext:value-type="float">
            <text:p>-19203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4836" calcext:value-type="float">
            <text:p>-14836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9367" calcext:value-type="float">
            <text:p>-19367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715" calcext:value-type="float">
            <text:p>-71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9576" calcext:value-type="float">
            <text:p>-19576</text:p>
          </table:table-cell>
          <table:table-cell office:value-type="percentage" office:value="-0.31" calcext:value-type="percentage">
            <text:p>-31.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9059" calcext:value-type="float">
            <text:p>-905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1863" calcext:value-type="float">
            <text:p>-11863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7769" calcext:value-type="float">
            <text:p>-77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3993" calcext:value-type="float">
            <text:p>-3993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375" calcext:value-type="float">
            <text:p>-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8966" calcext:value-type="float">
            <text:p>-18966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14548" calcext:value-type="float">
            <text:p>-14548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9381" calcext:value-type="float">
            <text:p>-19381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266" calcext:value-type="float">
            <text:p>-2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9277" calcext:value-type="float">
            <text:p>-19277</text:p>
          </table:table-cell>
          <table:table-cell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8333" calcext:value-type="float">
            <text:p>-833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1500" calcext:value-type="float">
            <text:p>-1150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7281" calcext:value-type="float">
            <text:p>-728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513" calcext:value-type="float">
            <text:p>-3513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8691" calcext:value-type="float">
            <text:p>-1869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14394" calcext:value-type="float">
            <text:p>-14394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9068" calcext:value-type="float">
            <text:p>-19068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9083" calcext:value-type="float">
            <text:p>-19083</text:p>
          </table:table-cell>
          <table:table-cell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8210" calcext:value-type="float">
            <text:p>-82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1324" calcext:value-type="float">
            <text:p>-113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6641" calcext:value-type="float">
            <text:p>-664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382" calcext:value-type="float">
            <text:p>-3382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8545" calcext:value-type="float">
            <text:p>-18545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14072" calcext:value-type="float">
            <text:p>-1407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8814" calcext:value-type="float">
            <text:p>-18814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8752" calcext:value-type="float">
            <text:p>-18752</text:p>
          </table:table-cell>
          <table:table-cell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7716" calcext:value-type="float">
            <text:p>-77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1002" calcext:value-type="float">
            <text:p>-11002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6410" calcext:value-type="float">
            <text:p>-64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929" calcext:value-type="float">
            <text:p>-2929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8262" calcext:value-type="float">
            <text:p>-1826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13918" calcext:value-type="float">
            <text:p>-13918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8548" calcext:value-type="float">
            <text:p>-18548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8592" calcext:value-type="float">
            <text:p>-18592</text:p>
          </table:table-cell>
          <table:table-cell office:value-type="percentage" office:value="-0.29" calcext:value-type="percentage">
            <text:p>-29.00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7491" calcext:value-type="float">
            <text:p>-749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0686" calcext:value-type="float">
            <text:p>-1068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6168" calcext:value-type="float">
            <text:p>-616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568" calcext:value-type="float">
            <text:p>-2568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7987" calcext:value-type="float">
            <text:p>-17987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13287" calcext:value-type="float">
            <text:p>-13287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8373" calcext:value-type="float">
            <text:p>-18373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21" calcext:value-type="float">
            <text:p>1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8250" calcext:value-type="float">
            <text:p>-18250</text:p>
          </table:table-cell>
          <table:table-cell office:value-type="percentage" office:value="-0.29" calcext:value-type="percentage">
            <text:p>-29.00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6976" calcext:value-type="float">
            <text:p>-697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0657" calcext:value-type="float">
            <text:p>-1065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5679" calcext:value-type="float">
            <text:p>-567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049" calcext:value-type="float">
            <text:p>-2049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7607" calcext:value-type="float">
            <text:p>-17607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13112" calcext:value-type="float">
            <text:p>-1311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8078" calcext:value-type="float">
            <text:p>-18078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8066" calcext:value-type="float">
            <text:p>-18066</text:p>
          </table:table-cell>
          <table:table-cell office:value-type="percentage" office:value="-0.28" calcext:value-type="percentage">
            <text:p>-28.00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6323" calcext:value-type="float">
            <text:p>-63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0166" calcext:value-type="float">
            <text:p>-10166</text:p>
          </table:table-cell>
          <table:table-cell office:value-type="percentage" office:value="-0.16" calcext:value-type="percentage">
            <text:p>-16.00%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5238" calcext:value-type="float">
            <text:p>-5238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886" calcext:value-type="float">
            <text:p>-1886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69" calcext:value-type="float">
            <text:p>2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7541" calcext:value-type="float">
            <text:p>-175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12677" calcext:value-type="float">
            <text:p>-12677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7848" calcext:value-type="float">
            <text:p>-17848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243" calcext:value-type="float">
            <text:p>2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7705" calcext:value-type="float">
            <text:p>-17705</text:p>
          </table:table-cell>
          <table:table-cell office:value-type="percentage" office:value="-0.28" calcext:value-type="percentage">
            <text:p>-28.00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5807" calcext:value-type="float">
            <text:p>-580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9776" calcext:value-type="float">
            <text:p>-9776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4724" calcext:value-type="float">
            <text:p>-472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501" calcext:value-type="float">
            <text:p>-1501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767" calcext:value-type="float">
            <text:p>2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7223" calcext:value-type="float">
            <text:p>-17223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12213" calcext:value-type="float">
            <text:p>-12213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7576" calcext:value-type="float">
            <text:p>-17576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742" calcext:value-type="float">
            <text:p>27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7616" calcext:value-type="float">
            <text:p>-17616</text:p>
          </table:table-cell>
          <table:table-cell office:value-type="percentage" office:value="-0.28" calcext:value-type="percentage">
            <text:p>-28.00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5833" calcext:value-type="float">
            <text:p>-583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9462" calcext:value-type="float">
            <text:p>-9462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4723" calcext:value-type="float">
            <text:p>-472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144" calcext:value-type="float">
            <text:p>-1144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322" calcext:value-type="float">
            <text:p>33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6944" calcext:value-type="float">
            <text:p>-1694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12117" calcext:value-type="float">
            <text:p>-12117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7466" calcext:value-type="float">
            <text:p>-17466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259" calcext:value-type="float">
            <text:p>32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7289" calcext:value-type="float">
            <text:p>-17289</text:p>
          </table:table-cell>
          <table:table-cell office:value-type="percentage" office:value="-0.27" calcext:value-type="percentage">
            <text:p>-27.00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5295" calcext:value-type="float">
            <text:p>-529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9052" calcext:value-type="float">
            <text:p>-905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4173" calcext:value-type="float">
            <text:p>-417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640" calcext:value-type="float">
            <text:p>-640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3596" calcext:value-type="float">
            <text:p>3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16589" calcext:value-type="float">
            <text:p>-16589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11626" calcext:value-type="float">
            <text:p>-11626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7106" calcext:value-type="float">
            <text:p>-17106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3258" calcext:value-type="float">
            <text:p>32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7031" calcext:value-type="float">
            <text:p>-17031</text:p>
          </table:table-cell>
          <table:table-cell office:value-type="percentage" office:value="-0.27" calcext:value-type="percentage">
            <text:p>-27.00%</text:p>
          </table:table-cell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5127" calcext:value-type="float">
            <text:p>-512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8848" calcext:value-type="float">
            <text:p>-8848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3468" calcext:value-type="float">
            <text:p>-346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398" calcext:value-type="float">
            <text:p>-398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978" calcext:value-type="float">
            <text:p>3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6395" calcext:value-type="float">
            <text:p>-1639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11407" calcext:value-type="float">
            <text:p>-11407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6843" calcext:value-type="float">
            <text:p>-16843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130" calcext:value-type="float">
            <text:p>41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16666" calcext:value-type="float">
            <text:p>-16666</text:p>
          </table:table-cell>
          <table:table-cell office:value-type="percentage" office:value="-0.26" calcext:value-type="percentage">
            <text:p>-26.00%</text:p>
          </table:table-cell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4330" calcext:value-type="float">
            <text:p>-43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8421" calcext:value-type="float">
            <text:p>-8421</text:p>
          </table:table-cell>
          <table:table-cell office:value-type="percentage" office:value="-0.13" calcext:value-type="percentage">
            <text:p>-13.00%</text:p>
          </table:table-cell>
          <table:table-cell table:number-columns-repeated="7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3163" calcext:value-type="float">
            <text:p>-3163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1" calcext:value-type="float">
            <text:p>29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4697" calcext:value-type="float">
            <text:p>46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6094" calcext:value-type="float">
            <text:p>-1609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10906" calcext:value-type="float">
            <text:p>-10906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6517" calcext:value-type="float">
            <text:p>-1651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4663" calcext:value-type="float">
            <text:p>46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6556" calcext:value-type="float">
            <text:p>-16556</text:p>
          </table:table-cell>
          <table:table-cell office:value-type="percentage" office:value="-0.26" calcext:value-type="percentage">
            <text:p>-26.00%</text:p>
          </table:table-cell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4060" calcext:value-type="float">
            <text:p>-406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8097" calcext:value-type="float">
            <text:p>-809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2893" calcext:value-type="float">
            <text:p>-289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1" calcext:value-type="float">
            <text:p>381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5072" calcext:value-type="float">
            <text:p>50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5862" calcext:value-type="float">
            <text:p>-15862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10797" calcext:value-type="float">
            <text:p>-10797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16297" calcext:value-type="float">
            <text:p>-1629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5060" calcext:value-type="float">
            <text:p>50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6168" calcext:value-type="float">
            <text:p>-16168</text:p>
          </table:table-cell>
          <table:table-cell office:value-type="percentage" office:value="-0.25" calcext:value-type="percentage">
            <text:p>-25.00%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3498" calcext:value-type="float">
            <text:p>-349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7883" calcext:value-type="float">
            <text:p>-788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2335" calcext:value-type="float">
            <text:p>-233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5668" calcext:value-type="float">
            <text:p>56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15436" calcext:value-type="float">
            <text:p>-15436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10313" calcext:value-type="float">
            <text:p>-10313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15975" calcext:value-type="float">
            <text:p>-15975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5354" calcext:value-type="float">
            <text:p>53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5892" calcext:value-type="float">
            <text:p>-15892</text:p>
          </table:table-cell>
          <table:table-cell office:value-type="percentage" office:value="-0.25" calcext:value-type="percentage">
            <text:p>-25.00%</text:p>
          </table:table-cell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3041" calcext:value-type="float">
            <text:p>-304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725" calcext:value-type="float">
            <text:p>-7725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1845" calcext:value-type="float">
            <text:p>-184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6078" calcext:value-type="float">
            <text:p>60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15429" calcext:value-type="float">
            <text:p>-15429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10039" calcext:value-type="float">
            <text:p>-10039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15746" calcext:value-type="float">
            <text:p>-15746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6018" calcext:value-type="float">
            <text:p>60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15534" calcext:value-type="float">
            <text:p>-15534</text:p>
          </table:table-cell>
          <table:table-cell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2444" calcext:value-type="float">
            <text:p>-244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7280" calcext:value-type="float">
            <text:p>-728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1007" calcext:value-type="float">
            <text:p>-100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6652" calcext:value-type="float">
            <text:p>66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15059" calcext:value-type="float">
            <text:p>-15059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9190" calcext:value-type="float">
            <text:p>-9190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15329" calcext:value-type="float">
            <text:p>-15329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6558" calcext:value-type="float">
            <text:p>65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15546" calcext:value-type="float">
            <text:p>-15546</text:p>
          </table:table-cell>
          <table:table-cell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2297" calcext:value-type="float">
            <text:p>-229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7020" calcext:value-type="float">
            <text:p>-702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1110" calcext:value-type="float">
            <text:p>-11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9" calcext:value-type="float">
            <text:p>175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7536" calcext:value-type="float">
            <text:p>75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14806" calcext:value-type="float">
            <text:p>-1480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8834" calcext:value-type="float">
            <text:p>-8834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15376" calcext:value-type="float">
            <text:p>-15376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7460" calcext:value-type="float">
            <text:p>74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15214" calcext:value-type="float">
            <text:p>-15214</text:p>
          </table:table-cell>
          <table:table-cell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67" calcext:value-type="float">
            <text:p>-186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6490" calcext:value-type="float">
            <text:p>-6490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7782" calcext:value-type="float">
            <text:p>77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412" calcext:value-type="float">
            <text:p>-1441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8386" calcext:value-type="float">
            <text:p>-8386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14992" calcext:value-type="float">
            <text:p>-1499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7694" calcext:value-type="float">
            <text:p>769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14904" calcext:value-type="float">
            <text:p>-14904</text:p>
          </table:table-cell>
          <table:table-cell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1285" calcext:value-type="float">
            <text:p>-128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6287" calcext:value-type="float">
            <text:p>-62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84" calcext:value-type="float">
            <text:p>258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482" calcext:value-type="float">
            <text:p>84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4275" calcext:value-type="float">
            <text:p>-14275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8554" calcext:value-type="float">
            <text:p>-8554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14712" calcext:value-type="float">
            <text:p>-1471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120" calcext:value-type="float">
            <text:p>8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503" calcext:value-type="float">
            <text:p>-14503</text:p>
          </table:table-cell>
          <table:table-cell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880" calcext:value-type="float">
            <text:p>-8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5928" calcext:value-type="float">
            <text:p>-5928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50" calcext:value-type="float">
            <text:p>3150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978" calcext:value-type="float">
            <text:p>89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13869" calcext:value-type="float">
            <text:p>-13869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7827" calcext:value-type="float">
            <text:p>-7827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14370" calcext:value-type="float">
            <text:p>-14370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682" calcext:value-type="float">
            <text:p>86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4371" calcext:value-type="float">
            <text:p>-14371</text:p>
          </table:table-cell>
          <table:table-cell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39" calcext:value-type="float">
            <text:p>-6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5474" calcext:value-type="float">
            <text:p>-5474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446" calcext:value-type="float">
            <text:p>94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13560" calcext:value-type="float">
            <text:p>-1356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7361" calcext:value-type="float">
            <text:p>-7361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14218" calcext:value-type="float">
            <text:p>-14218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369" calcext:value-type="float">
            <text:p>93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14002" calcext:value-type="float">
            <text:p>-14002</text:p>
          </table:table-cell>
          <table:table-cell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4994" calcext:value-type="float">
            <text:p>-499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49" calcext:value-type="float">
            <text:p>100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13146" calcext:value-type="float">
            <text:p>-13146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7039" calcext:value-type="float">
            <text:p>-7039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13834" calcext:value-type="float">
            <text:p>-1383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9987" calcext:value-type="float">
            <text:p>998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13679" calcext:value-type="float">
            <text:p>-13679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4703" calcext:value-type="float">
            <text:p>-4703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09" calcext:value-type="float">
            <text:p>4409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0758" calcext:value-type="float">
            <text:p>107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2849" calcext:value-type="float">
            <text:p>-12849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770" calcext:value-type="float">
            <text:p>-677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13538" calcext:value-type="float">
            <text:p>-13538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0467" calcext:value-type="float">
            <text:p>1046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13231" calcext:value-type="float">
            <text:p>-13231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4524" calcext:value-type="float">
            <text:p>-452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58" calcext:value-type="float">
            <text:p>4958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1281" calcext:value-type="float">
            <text:p>112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2436" calcext:value-type="float">
            <text:p>-1243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-6212" calcext:value-type="float">
            <text:p>-6212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13145" calcext:value-type="float">
            <text:p>-13145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0988" calcext:value-type="float">
            <text:p>1098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2947" calcext:value-type="float">
            <text:p>-12947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3838" calcext:value-type="float">
            <text:p>-38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399" calcext:value-type="float">
            <text:p>5399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774" calcext:value-type="float">
            <text:p>117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12137" calcext:value-type="float">
            <text:p>-12137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-5512" calcext:value-type="float">
            <text:p>-551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2798" calcext:value-type="float">
            <text:p>-12798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723" calcext:value-type="float">
            <text:p>117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2539" calcext:value-type="float">
            <text:p>-12539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3336" calcext:value-type="float">
            <text:p>-3336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3661" calcext:value-type="float">
            <text:p>36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57" calcext:value-type="float">
            <text:p>5957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2072" calcext:value-type="float">
            <text:p>120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1699" calcext:value-type="float">
            <text:p>-11699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-5169" calcext:value-type="float">
            <text:p>-5169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12381" calcext:value-type="float">
            <text:p>-12381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1734" calcext:value-type="float">
            <text:p>117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12195" calcext:value-type="float">
            <text:p>-12195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2547" calcext:value-type="float">
            <text:p>25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3104" calcext:value-type="float">
            <text:p>-3104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236" calcext:value-type="float">
            <text:p>623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2820" calcext:value-type="float">
            <text:p>128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1499" calcext:value-type="float">
            <text:p>-11499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-5158" calcext:value-type="float">
            <text:p>-515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12055" calcext:value-type="float">
            <text:p>-1205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2454" calcext:value-type="float">
            <text:p>1245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1791" calcext:value-type="float">
            <text:p>-11791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2671" calcext:value-type="float">
            <text:p>-2671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4736" calcext:value-type="float">
            <text:p>47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58" calcext:value-type="float">
            <text:p>6858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13363" calcext:value-type="float">
            <text:p>133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1107" calcext:value-type="float">
            <text:p>-1110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-4266" calcext:value-type="float">
            <text:p>-426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11635" calcext:value-type="float">
            <text:p>-11635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13327" calcext:value-type="float">
            <text:p>133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1578" calcext:value-type="float">
            <text:p>-11578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2243" calcext:value-type="float">
            <text:p>-224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5038" calcext:value-type="float">
            <text:p>50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09" calcext:value-type="float">
            <text:p>7309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14144" calcext:value-type="float">
            <text:p>141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10766" calcext:value-type="float">
            <text:p>-1076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-3775" calcext:value-type="float">
            <text:p>-3775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11437" calcext:value-type="float">
            <text:p>-11437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14102" calcext:value-type="float">
            <text:p>1410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1155" calcext:value-type="float">
            <text:p>-11155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4458" calcext:value-type="float">
            <text:p>44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724" calcext:value-type="float">
            <text:p>-1724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5812" calcext:value-type="float">
            <text:p>58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94" calcext:value-type="float">
            <text:p>789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14330" calcext:value-type="float">
            <text:p>143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0241" calcext:value-type="float">
            <text:p>-10241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-3397" calcext:value-type="float">
            <text:p>-3397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1017" calcext:value-type="float">
            <text:p>-1101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14225" calcext:value-type="float">
            <text:p>142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10815" calcext:value-type="float">
            <text:p>-10815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4785" calcext:value-type="float">
            <text:p>47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787" calcext:value-type="float">
            <text:p>-1787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6687" calcext:value-type="float">
            <text:p>66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51" calcext:value-type="float">
            <text:p>785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15072" calcext:value-type="float">
            <text:p>150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0297" calcext:value-type="float">
            <text:p>-10297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-2810" calcext:value-type="float">
            <text:p>-281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0723" calcext:value-type="float">
            <text:p>-10723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15034" calcext:value-type="float">
            <text:p>150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0343" calcext:value-type="float">
            <text:p>-10343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5518" calcext:value-type="float">
            <text:p>55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1219" calcext:value-type="float">
            <text:p>-1219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7433" calcext:value-type="float">
            <text:p>74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87" calcext:value-type="float">
            <text:p>8487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15942" calcext:value-type="float">
            <text:p>159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9825" calcext:value-type="float">
            <text:p>-982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-2414" calcext:value-type="float">
            <text:p>-2414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0258" calcext:value-type="float">
            <text:p>-10258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15611" calcext:value-type="float">
            <text:p>156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0371" calcext:value-type="float">
            <text:p>-10371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5950" calcext:value-type="float">
            <text:p>5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021" calcext:value-type="float">
            <text:p>-10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345" calcext:value-type="float">
            <text:p>734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1" calcext:value-type="float">
            <text:p>8961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16759" calcext:value-type="float">
            <text:p>1675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417" calcext:value-type="float">
            <text:p>-9417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-1906" calcext:value-type="float">
            <text:p>-190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0230" calcext:value-type="float">
            <text:p>-10230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16709" calcext:value-type="float">
            <text:p>167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9927" calcext:value-type="float">
            <text:p>-9927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6710" calcext:value-type="float">
            <text:p>67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8093" calcext:value-type="float">
            <text:p>8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10" calcext:value-type="float">
            <text:p>961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6772" calcext:value-type="float">
            <text:p>167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8962" calcext:value-type="float">
            <text:p>-896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-1152" calcext:value-type="float">
            <text:p>-115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9770" calcext:value-type="float">
            <text:p>-977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6993" calcext:value-type="float">
            <text:p>1699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538" calcext:value-type="float">
            <text:p>-9538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261" calcext:value-type="float">
            <text:p>726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-50" calcext:value-type="float">
            <text:p>-50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052" calcext:value-type="float">
            <text:p>90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99" calcext:value-type="float">
            <text:p>9899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7646" calcext:value-type="float">
            <text:p>1764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713" calcext:value-type="float">
            <text:p>-8713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-790" calcext:value-type="float">
            <text:p>-79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9491" calcext:value-type="float">
            <text:p>-9491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7562" calcext:value-type="float">
            <text:p>1756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9129" calcext:value-type="float">
            <text:p>-9129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7820" calcext:value-type="float">
            <text:p>78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9812" calcext:value-type="float">
            <text:p>98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530" calcext:value-type="float">
            <text:p>10530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8554" calcext:value-type="float">
            <text:p>185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8239" calcext:value-type="float">
            <text:p>-8239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9016" calcext:value-type="float">
            <text:p>-9016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8496" calcext:value-type="float">
            <text:p>1849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883" calcext:value-type="float">
            <text:p>-8883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8459" calcext:value-type="float">
            <text:p>84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9949" calcext:value-type="float">
            <text:p>99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9159" calcext:value-type="float">
            <text:p>1915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7891" calcext:value-type="float">
            <text:p>-7891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8786" calcext:value-type="float">
            <text:p>-8786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9117" calcext:value-type="float">
            <text:p>191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8355" calcext:value-type="float">
            <text:p>-8355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235" calcext:value-type="float">
            <text:p>92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1050" calcext:value-type="float">
            <text:p>1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732" calcext:value-type="float">
            <text:p>11732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9595" calcext:value-type="float">
            <text:p>1959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7370" calcext:value-type="float">
            <text:p>-737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8327" calcext:value-type="float">
            <text:p>-8327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9813" calcext:value-type="float">
            <text:p>198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7963" calcext:value-type="float">
            <text:p>-7963</text:p>
          </table:table-cell>
          <table:table-cell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9656" calcext:value-type="float">
            <text:p>96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98" calcext:value-type="float">
            <text:p>1498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1416" calcext:value-type="float">
            <text:p>114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09" calcext:value-type="float">
            <text:p>11909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0791" calcext:value-type="float">
            <text:p>2079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245" calcext:value-type="float">
            <text:p>-724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7973" calcext:value-type="float">
            <text:p>-797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0435" calcext:value-type="float">
            <text:p>204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7464" calcext:value-type="float">
            <text:p>-7464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0752" calcext:value-type="float">
            <text:p>107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563" calcext:value-type="float">
            <text:p>125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595" calcext:value-type="float">
            <text:p>1259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1247" calcext:value-type="float">
            <text:p>2124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6700" calcext:value-type="float">
            <text:p>-6700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7455" calcext:value-type="float">
            <text:p>-745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1165" calcext:value-type="float">
            <text:p>2116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324" calcext:value-type="float">
            <text:p>-7324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0759" calcext:value-type="float">
            <text:p>107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8" calcext:value-type="float">
            <text:p>2988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2281" calcext:value-type="float">
            <text:p>1228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05" calcext:value-type="float">
            <text:p>1310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2200" calcext:value-type="float">
            <text:p>222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6284" calcext:value-type="float">
            <text:p>-6284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887" calcext:value-type="float">
            <text:p>28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7250" calcext:value-type="float">
            <text:p>-725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2375" calcext:value-type="float">
            <text:p>223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6817" calcext:value-type="float">
            <text:p>-6817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1553" calcext:value-type="float">
            <text:p>115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81" calcext:value-type="float">
            <text:p>3581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3373" calcext:value-type="float">
            <text:p>133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867" calcext:value-type="float">
            <text:p>1386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22186" calcext:value-type="float">
            <text:p>221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5731" calcext:value-type="float">
            <text:p>-573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3291" calcext:value-type="float">
            <text:p>32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6698" calcext:value-type="float">
            <text:p>-6698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22373" calcext:value-type="float">
            <text:p>2237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6392" calcext:value-type="float">
            <text:p>-6392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1994" calcext:value-type="float">
            <text:p>119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07" calcext:value-type="float">
            <text:p>3907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4101" calcext:value-type="float">
            <text:p>141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157" calcext:value-type="float">
            <text:p>1415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5541" calcext:value-type="float">
            <text:p>-5541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3595" calcext:value-type="float">
            <text:p>35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6316" calcext:value-type="float">
            <text:p>-631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3336" calcext:value-type="float">
            <text:p>233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5869" calcext:value-type="float">
            <text:p>-5869</text:p>
          </table:table-cell>
          <table:table-cell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3145" calcext:value-type="float">
            <text:p>1314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25" calcext:value-type="float">
            <text:p>452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4734" calcext:value-type="float">
            <text:p>147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891" calcext:value-type="float">
            <text:p>1489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4920" calcext:value-type="float">
            <text:p>-4920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4372" calcext:value-type="float">
            <text:p>437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5805" calcext:value-type="float">
            <text:p>-5805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24092" calcext:value-type="float">
            <text:p>2409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5618" calcext:value-type="float">
            <text:p>-5618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3570" calcext:value-type="float">
            <text:p>135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68" calcext:value-type="float">
            <text:p>5068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5372" calcext:value-type="float">
            <text:p>153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426" calcext:value-type="float">
            <text:p>15426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25184" calcext:value-type="float">
            <text:p>251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4519" calcext:value-type="float">
            <text:p>-4519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4771" calcext:value-type="float">
            <text:p>477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5542" calcext:value-type="float">
            <text:p>-5542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25111" calcext:value-type="float">
            <text:p>251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5050" calcext:value-type="float">
            <text:p>-5050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6247" calcext:value-type="float">
            <text:p>162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205" calcext:value-type="float">
            <text:p>16205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25677" calcext:value-type="float">
            <text:p>2567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-3966" calcext:value-type="float">
            <text:p>-3966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5923" calcext:value-type="float">
            <text:p>59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5002" calcext:value-type="float">
            <text:p>-5002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25338" calcext:value-type="float">
            <text:p>253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4633" calcext:value-type="float">
            <text:p>-4633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5209" calcext:value-type="float">
            <text:p>152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73" calcext:value-type="float">
            <text:p>5673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6781" calcext:value-type="float">
            <text:p>167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29" calcext:value-type="float">
            <text:p>16129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26735" calcext:value-type="float">
            <text:p>267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3938" calcext:value-type="float">
            <text:p>-39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6241" calcext:value-type="float">
            <text:p>62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-4626" calcext:value-type="float">
            <text:p>-4626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26648" calcext:value-type="float">
            <text:p>266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-4038" calcext:value-type="float">
            <text:p>-4038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6168" calcext:value-type="float">
            <text:p>161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31" calcext:value-type="float">
            <text:p>6331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867" calcext:value-type="float">
            <text:p>16867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27300" calcext:value-type="float">
            <text:p>273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3368" calcext:value-type="float">
            <text:p>-3368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6857" calcext:value-type="float">
            <text:p>685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3967" calcext:value-type="float">
            <text:p>-3967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27278" calcext:value-type="float">
            <text:p>2727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4047" calcext:value-type="float">
            <text:p>-4047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0720" calcext:value-type="float">
            <text:p>-1072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724" calcext:value-type="float">
            <text:p>6724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9140" calcext:value-type="float">
            <text:p>-914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7475" calcext:value-type="float">
            <text:p>17475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28718" calcext:value-type="float">
            <text:p>287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-2952" calcext:value-type="float">
            <text:p>-2952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7789" calcext:value-type="float">
            <text:p>778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4035" calcext:value-type="float">
            <text:p>-4035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28360" calcext:value-type="float">
            <text:p>283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3483" calcext:value-type="float">
            <text:p>-3483</text:p>
          </table:table-cell>
          <table:table-cell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0461" calcext:value-type="float">
            <text:p>-1046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19" calcext:value-type="float">
            <text:p>7619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9068" calcext:value-type="float">
            <text:p>-906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229" calcext:value-type="float">
            <text:p>18229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3258" calcext:value-type="float">
            <text:p>-325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-2312" calcext:value-type="float">
            <text:p>-2312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8435" calcext:value-type="float">
            <text:p>84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3432" calcext:value-type="float">
            <text:p>-3432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3624" calcext:value-type="float">
            <text:p>-362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-2922" calcext:value-type="float">
            <text:p>-2922</text:p>
          </table:table-cell>
          <table:table-cell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0498" calcext:value-type="float">
            <text:p>-10498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952" calcext:value-type="float">
            <text:p>795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8807" calcext:value-type="float">
            <text:p>-880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591" calcext:value-type="float">
            <text:p>18591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2962" calcext:value-type="float">
            <text:p>-296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-1983" calcext:value-type="float">
            <text:p>-1983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5039" calcext:value-type="float">
            <text:p>-15039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2998" calcext:value-type="float">
            <text:p>-2998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3039" calcext:value-type="float">
            <text:p>-303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-2366" calcext:value-type="float">
            <text:p>-2366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9951" calcext:value-type="float">
            <text:p>-995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686" calcext:value-type="float">
            <text:p>8686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8516" calcext:value-type="float">
            <text:p>-851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391" calcext:value-type="float">
            <text:p>19391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2710" calcext:value-type="float">
            <text:p>-27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1404" calcext:value-type="float">
            <text:p>-1404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4746" calcext:value-type="float">
            <text:p>-14746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2367" calcext:value-type="float">
            <text:p>-2367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2758" calcext:value-type="float">
            <text:p>-275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-2045" calcext:value-type="float">
            <text:p>-2045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0054" calcext:value-type="float">
            <text:p>-1005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34" calcext:value-type="float">
            <text:p>9234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8132" calcext:value-type="float">
            <text:p>-813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031" calcext:value-type="float">
            <text:p>20031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2620" calcext:value-type="float">
            <text:p>-26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761" calcext:value-type="float">
            <text:p>-761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4531" calcext:value-type="float">
            <text:p>-14531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2147" calcext:value-type="float">
            <text:p>-2147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2680" calcext:value-type="float">
            <text:p>-268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1423" calcext:value-type="float">
            <text:p>-1423</text:p>
          </table:table-cell>
          <table:table-cell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9761" calcext:value-type="float">
            <text:p>-976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82" calcext:value-type="float">
            <text:p>9682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7824" calcext:value-type="float">
            <text:p>-78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0897" calcext:value-type="float">
            <text:p>20897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2430" calcext:value-type="float">
            <text:p>-2430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-33" calcext:value-type="float">
            <text:p>-3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"/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14268" calcext:value-type="float">
            <text:p>-14268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1567" calcext:value-type="float">
            <text:p>-1567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2286" calcext:value-type="float">
            <text:p>-228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836" calcext:value-type="float">
            <text:p>-836</text:p>
          </table:table-cell>
          <table:table-cell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9535" calcext:value-type="float">
            <text:p>-953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55" calcext:value-type="float">
            <text:p>995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7562" calcext:value-type="float">
            <text:p>-75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211" calcext:value-type="float">
            <text:p>21211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2125" calcext:value-type="float">
            <text:p>-212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106" calcext:value-type="float">
            <text:p>-106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4378" calcext:value-type="float">
            <text:p>-14378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-979" calcext:value-type="float">
            <text:p>-979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1945" calcext:value-type="float">
            <text:p>-194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8941" calcext:value-type="float">
            <text:p>-89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17" calcext:value-type="percentage">
            <text:p>17.00%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7518" calcext:value-type="float">
            <text:p>-751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2024" calcext:value-type="float">
            <text:p>22024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827" calcext:value-type="float">
            <text:p>-182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05" calcext:value-type="float">
            <text:p>605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14111" calcext:value-type="float">
            <text:p>-14111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119" calcext:value-type="float">
            <text:p>-119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903" calcext:value-type="float">
            <text:p>-190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72" calcext:value-type="float">
            <text:p>11272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7501" calcext:value-type="float">
            <text:p>-750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676" calcext:value-type="float">
            <text:p>22676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236" calcext:value-type="float">
            <text:p>-123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1" calcext:value-type="float">
            <text:p>1181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3883" calcext:value-type="float">
            <text:p>-13883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42" calcext:value-type="float">
            <text:p>242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563" calcext:value-type="float">
            <text:p>-156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63" calcext:value-type="float">
            <text:p>463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8643" calcext:value-type="float">
            <text:p>-86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22" calcext:value-type="float">
            <text:p>11922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7185" calcext:value-type="float">
            <text:p>-718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585" calcext:value-type="float">
            <text:p>23585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3621" calcext:value-type="float">
            <text:p>-13621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22" calcext:value-type="float">
            <text:p>422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588" calcext:value-type="float">
            <text:p>-158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8405" calcext:value-type="float">
            <text:p>-84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286" calcext:value-type="float">
            <text:p>1228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6648" calcext:value-type="float">
            <text:p>-664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1137" calcext:value-type="float">
            <text:p>-113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247" calcext:value-type="float">
            <text:p>2247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3610" calcext:value-type="float">
            <text:p>-13610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25" calcext:value-type="float">
            <text:p>925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981" calcext:value-type="float">
            <text:p>-98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745" calcext:value-type="float">
            <text:p>1745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8302" calcext:value-type="float">
            <text:p>-830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586" calcext:value-type="float">
            <text:p>13586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6314" calcext:value-type="float">
            <text:p>-631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891" calcext:value-type="float">
            <text:p>24891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498" calcext:value-type="float">
            <text:p>-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893" calcext:value-type="float">
            <text:p>2893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13356" calcext:value-type="float">
            <text:p>-13356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18" calcext:value-type="float">
            <text:p>1718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699" calcext:value-type="float">
            <text:p>-69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215" calcext:value-type="float">
            <text:p>2215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8206" calcext:value-type="float">
            <text:p>-820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224" calcext:value-type="float">
            <text:p>14224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6483" calcext:value-type="float">
            <text:p>-648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600" calcext:value-type="float">
            <text:p>25600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table:style-name="ce1" office:value-type="string" calcext:value-type="string">
            <text:p>8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-205" calcext:value-type="float">
            <text:p>-20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office:value-type="float" office:value="3583" calcext:value-type="float">
            <text:p>3583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13114" calcext:value-type="float">
            <text:p>-1311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015" calcext:value-type="float">
            <text:p>2015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613" calcext:value-type="float">
            <text:p>-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963" calcext:value-type="float">
            <text:p>2963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7579" calcext:value-type="float">
            <text:p>-757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033" calcext:value-type="float">
            <text:p>15033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6150" calcext:value-type="float">
            <text:p>-615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546" calcext:value-type="float">
            <text:p>26546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c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316" calcext:value-type="float">
            <text:p>-3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310" calcext:value-type="float">
            <text:p>4310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12823" calcext:value-type="float">
            <text:p>-1282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382" calcext:value-type="float">
            <text:p>-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562" calcext:value-type="float">
            <text:p>3562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941" calcext:value-type="float">
            <text:p>14941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5626" calcext:value-type="float">
            <text:p>-562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484" calcext:value-type="float">
            <text:p>26484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d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287" calcext:value-type="float">
            <text:p>4287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12668" calcext:value-type="float">
            <text:p>-12668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302" calcext:value-type="float">
            <text:p>3302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table:style-name="ce1" office:value-type="string" calcext:value-type="string">
            <text:p>8d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300" calcext:value-type="float">
            <text:p>4300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7287" calcext:value-type="float">
            <text:p>-7287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793" calcext:value-type="float">
            <text:p>1579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5309" calcext:value-type="float">
            <text:p>-530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7457" calcext:value-type="float">
            <text:p>27457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045" calcext:value-type="float">
            <text:p>504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12393" calcext:value-type="float">
            <text:p>-12393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4097" calcext:value-type="float">
            <text:p>4097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250" calcext:value-type="float">
            <text:p>4250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7209" calcext:value-type="float">
            <text:p>-72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54" calcext:value-type="float">
            <text:p>16454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5435" calcext:value-type="float">
            <text:p>-543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8189" calcext:value-type="float">
            <text:p>28189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585" calcext:value-type="float">
            <text:p>558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12144" calcext:value-type="float">
            <text:p>-12144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22" calcext:value-type="float">
            <text:p>4022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4914" calcext:value-type="float">
            <text:p>4914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6619" calcext:value-type="float">
            <text:p>-661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332" calcext:value-type="float">
            <text:p>17332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4830" calcext:value-type="float">
            <text:p>-483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9231" calcext:value-type="float">
            <text:p>29231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467" calcext:value-type="float">
            <text:p>6467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11884" calcext:value-type="float">
            <text:p>-11884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576" calcext:value-type="float">
            <text:p>5576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6327" calcext:value-type="float">
            <text:p>-632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347" calcext:value-type="float">
            <text:p>17347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4564" calcext:value-type="float">
            <text:p>-456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9579" calcext:value-type="float">
            <text:p>29579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786" calcext:value-type="float">
            <text:p>6786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11795" calcext:value-type="float">
            <text:p>-1179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5378" calcext:value-type="float">
            <text:p>5378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367" calcext:value-type="float">
            <text:p>6367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6270" calcext:value-type="float">
            <text:p>-627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196" calcext:value-type="float">
            <text:p>18196</text:p>
          </table:table-cell>
          <table:table-cell office:value-type="percentage" office:value="0.29" calcext:value-type="percentage">
            <text:p>29.00%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4470" calcext:value-type="float">
            <text:p>-447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0667" calcext:value-type="float">
            <text:p>30667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614" calcext:value-type="float">
            <text:p>761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11230" calcext:value-type="float">
            <text:p>-1123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164" calcext:value-type="float">
            <text:p>6164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691" calcext:value-type="float">
            <text:p>66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5844" calcext:value-type="float">
            <text:p>-584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884" calcext:value-type="float">
            <text:p>18884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4087" calcext:value-type="float">
            <text:p>-408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1447" calcext:value-type="float">
            <text:p>3144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24" calcext:value-type="float">
            <text:p>8324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10967" calcext:value-type="float">
            <text:p>-10967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6624" calcext:value-type="float">
            <text:p>6624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2075" calcext:value-type="float">
            <text:p>20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32" calcext:value-type="float">
            <text:p>7532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5505" calcext:value-type="float">
            <text:p>-550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0316" calcext:value-type="float">
            <text:p>20316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3729" calcext:value-type="float">
            <text:p>-372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629" calcext:value-type="float">
            <text:p>32629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9147" calcext:value-type="float">
            <text:p>9147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10700" calcext:value-type="float">
            <text:p>-1070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7423" calcext:value-type="float">
            <text:p>7423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175" calcext:value-type="float">
            <text:p>8175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5406" calcext:value-type="float">
            <text:p>-540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6309" calcext:value-type="float">
            <text:p>-6309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3672" calcext:value-type="float">
            <text:p>-367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537" calcext:value-type="float">
            <text:p>25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3161" calcext:value-type="float">
            <text:p>-13161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10780" calcext:value-type="float">
            <text:p>-1078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000" calcext:value-type="float">
            <text:p>8000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676" calcext:value-type="float">
            <text:p>26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9097" calcext:value-type="float">
            <text:p>9097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5143" calcext:value-type="float">
            <text:p>-514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6019" calcext:value-type="float">
            <text:p>-6019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3053" calcext:value-type="float">
            <text:p>-305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12" calcext:value-type="float">
            <text:p>1712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3078" calcext:value-type="float">
            <text:p>3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12897" calcext:value-type="float">
            <text:p>-1289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10203" calcext:value-type="float">
            <text:p>-10203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8826" calcext:value-type="float">
            <text:p>8826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3250" calcext:value-type="float">
            <text:p>-13250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5132" calcext:value-type="float">
            <text:p>-5132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5765" calcext:value-type="float">
            <text:p>-5765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3039" calcext:value-type="float">
            <text:p>-303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74" calcext:value-type="float">
            <text:p>1974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279" calcext:value-type="float">
            <text:p>3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12677" calcext:value-type="float">
            <text:p>-1267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9959" calcext:value-type="float">
            <text:p>-9959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13022" calcext:value-type="float">
            <text:p>-13022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388" calcext:value-type="float">
            <text:p>33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12991" calcext:value-type="float">
            <text:p>-12991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4512" calcext:value-type="float">
            <text:p>-45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5449" calcext:value-type="float">
            <text:p>-5449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2935" calcext:value-type="float">
            <text:p>-293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62" calcext:value-type="float">
            <text:p>2362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225" calcext:value-type="float">
            <text:p>3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12428" calcext:value-type="float">
            <text:p>-1242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9607" calcext:value-type="float">
            <text:p>-9607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12770" calcext:value-type="float">
            <text:p>-12770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372" calcext:value-type="float">
            <text:p>33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12749" calcext:value-type="float">
            <text:p>-12749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4225" calcext:value-type="float">
            <text:p>-422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5297" calcext:value-type="float">
            <text:p>-5297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2656" calcext:value-type="float">
            <text:p>-265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04" calcext:value-type="float">
            <text:p>250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3914" calcext:value-type="float">
            <text:p>39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12288" calcext:value-type="float">
            <text:p>-1228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9601" calcext:value-type="float">
            <text:p>-960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12565" calcext:value-type="float">
            <text:p>-12565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3574" calcext:value-type="float">
            <text:p>35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12478" calcext:value-type="float">
            <text:p>-12478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3837" calcext:value-type="float">
            <text:p>-383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989" calcext:value-type="float">
            <text:p>-4989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2011" calcext:value-type="float">
            <text:p>-20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35" calcext:value-type="float">
            <text:p>2835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3968" calcext:value-type="float">
            <text:p>3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12014" calcext:value-type="float">
            <text:p>-12014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9558" calcext:value-type="float">
            <text:p>-955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12245" calcext:value-type="float">
            <text:p>-1224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4156" calcext:value-type="float">
            <text:p>41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12356" calcext:value-type="float">
            <text:p>-12356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3926" calcext:value-type="float">
            <text:p>-392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4750" calcext:value-type="float">
            <text:p>-4750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2101" calcext:value-type="float">
            <text:p>-210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96" calcext:value-type="float">
            <text:p>3096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4649" calcext:value-type="float">
            <text:p>46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11798" calcext:value-type="float">
            <text:p>-11798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9277" calcext:value-type="float">
            <text:p>-9277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12149" calcext:value-type="float">
            <text:p>-12149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4289" calcext:value-type="float">
            <text:p>4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12075" calcext:value-type="float">
            <text:p>-12075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3233" calcext:value-type="float">
            <text:p>-323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4436" calcext:value-type="float">
            <text:p>-4436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1468" calcext:value-type="float">
            <text:p>-146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43" calcext:value-type="float">
            <text:p>3543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4597" calcext:value-type="float">
            <text:p>45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11507" calcext:value-type="float">
            <text:p>-11507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8669" calcext:value-type="float">
            <text:p>-8669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11915" calcext:value-type="float">
            <text:p>-1191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4515" calcext:value-type="float">
            <text:p>45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11862" calcext:value-type="float">
            <text:p>-11862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2996" calcext:value-type="float">
            <text:p>-299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4451" calcext:value-type="float">
            <text:p>-4451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1384" calcext:value-type="float">
            <text:p>-138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45" calcext:value-type="float">
            <text:p>3445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5020" calcext:value-type="float">
            <text:p>50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1524" calcext:value-type="float">
            <text:p>-115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8786" calcext:value-type="float">
            <text:p>-8786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11681" calcext:value-type="float">
            <text:p>-11681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5222" calcext:value-type="float">
            <text:p>52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11592" calcext:value-type="float">
            <text:p>-11592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2867" calcext:value-type="float">
            <text:p>-286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4127" calcext:value-type="float">
            <text:p>-412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59" calcext:value-type="float">
            <text:p>-7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9279" calcext:value-type="float">
            <text:p>-9279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5665" calcext:value-type="float">
            <text:p>56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11227" calcext:value-type="float">
            <text:p>-1122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8190" calcext:value-type="float">
            <text:p>-8190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11395" calcext:value-type="float">
            <text:p>-11395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5267" calcext:value-type="float">
            <text:p>52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1601" calcext:value-type="float">
            <text:p>-11601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2450" calcext:value-type="float">
            <text:p>-245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907" calcext:value-type="float">
            <text:p>-390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839" calcext:value-type="float">
            <text:p>-8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091" calcext:value-type="float">
            <text:p>4091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5846" calcext:value-type="float">
            <text:p>58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10988" calcext:value-type="float">
            <text:p>-10988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7912" calcext:value-type="float">
            <text:p>-7912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11369" calcext:value-type="float">
            <text:p>-11369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5969" calcext:value-type="float">
            <text:p>59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11298" calcext:value-type="float">
            <text:p>-11298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2345" calcext:value-type="float">
            <text:p>-234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3949" calcext:value-type="float">
            <text:p>-3949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table:style-name="ce1" office:value-type="string" calcext:value-type="string">
            <text:p>a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65" calcext:value-type="float">
            <text:p>-16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440" calcext:value-type="float">
            <text:p>4440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6219" calcext:value-type="float">
            <text:p>62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10697" calcext:value-type="float">
            <text:p>-1069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577" calcext:value-type="float">
            <text:p>-7577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11125" calcext:value-type="float">
            <text:p>-11125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6155" calcext:value-type="float">
            <text:p>61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11075" calcext:value-type="float">
            <text:p>-11075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2058" calcext:value-type="float">
            <text:p>-205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3419" calcext:value-type="float">
            <text:p>-3419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table:style-name="ce1" office:value-type="string" calcext:value-type="string">
            <text:p>a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36" calcext:value-type="float">
            <text:p>4636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6678" calcext:value-type="float">
            <text:p>66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0532" calcext:value-type="float">
            <text:p>-10532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7687" calcext:value-type="float">
            <text:p>-7687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0881" calcext:value-type="float">
            <text:p>-1088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6332" calcext:value-type="float">
            <text:p>63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10776" calcext:value-type="float">
            <text:p>-10776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1423" calcext:value-type="float">
            <text:p>-142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3075" calcext:value-type="float">
            <text:p>-3075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055" calcext:value-type="float">
            <text:p>505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7038" calcext:value-type="float">
            <text:p>70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10321" calcext:value-type="float">
            <text:p>-10321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7075" calcext:value-type="float">
            <text:p>-7075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0614" calcext:value-type="float">
            <text:p>-10614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6950" calcext:value-type="float">
            <text:p>69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0657" calcext:value-type="float">
            <text:p>-10657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1220" calcext:value-type="float">
            <text:p>-12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2798" calcext:value-type="float">
            <text:p>-2798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336" calcext:value-type="float">
            <text:p>5336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0058" calcext:value-type="float">
            <text:p>-10058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6805" calcext:value-type="float">
            <text:p>-680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0446" calcext:value-type="float">
            <text:p>-10446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7130" calcext:value-type="float">
            <text:p>71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10359" calcext:value-type="float">
            <text:p>-10359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1060" calcext:value-type="float">
            <text:p>-10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2469" calcext:value-type="float">
            <text:p>-246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726" calcext:value-type="float">
            <text:p>572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7754" calcext:value-type="float">
            <text:p>7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9733" calcext:value-type="float">
            <text:p>-9733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6400" calcext:value-type="float">
            <text:p>-640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0194" calcext:value-type="float">
            <text:p>-10194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7372" calcext:value-type="float">
            <text:p>73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0119" calcext:value-type="float">
            <text:p>-10119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432" calcext:value-type="float">
            <text:p>-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2299" calcext:value-type="float">
            <text:p>-229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902" calcext:value-type="float">
            <text:p>5902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7920" calcext:value-type="float">
            <text:p>79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9620" calcext:value-type="float">
            <text:p>-962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6487" calcext:value-type="float">
            <text:p>-6487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9914" calcext:value-type="float">
            <text:p>-9914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7842" calcext:value-type="float">
            <text:p>78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9813" calcext:value-type="float">
            <text:p>-9813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table:style-name="ce1" office:value-type="string" calcext:value-type="string">
            <text:p>a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315" calcext:value-type="float">
            <text:p>-3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953" calcext:value-type="float">
            <text:p>-195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299" calcext:value-type="float">
            <text:p>6299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8325" calcext:value-type="float">
            <text:p>83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9289" calcext:value-type="float">
            <text:p>-9289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5888" calcext:value-type="float">
            <text:p>-5888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9684" calcext:value-type="float">
            <text:p>-9684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8468" calcext:value-type="float">
            <text:p>84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9718" calcext:value-type="float">
            <text:p>-9718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table:style-name="ce1" office:value-type="string" calcext:value-type="string">
            <text:p>a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309" calcext:value-type="float">
            <text:p>-3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682" calcext:value-type="float">
            <text:p>-1682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1701" calcext:value-type="float">
            <text:p>1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616" calcext:value-type="float">
            <text:p>6616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9054" calcext:value-type="float">
            <text:p>-9054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5588" calcext:value-type="float">
            <text:p>-558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9487" calcext:value-type="float">
            <text:p>-9487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8696" calcext:value-type="float">
            <text:p>869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9392" calcext:value-type="float">
            <text:p>-9392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400" calcext:value-type="float">
            <text:p>-1400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000" calcext:value-type="float">
            <text:p>7000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8733" calcext:value-type="float">
            <text:p>-8733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-5450" calcext:value-type="float">
            <text:p>-545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9216" calcext:value-type="float">
            <text:p>-9216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8702" calcext:value-type="float">
            <text:p>87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9169" calcext:value-type="float">
            <text:p>-9169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1148" calcext:value-type="float">
            <text:p>-1148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182" calcext:value-type="float">
            <text:p>7182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9581" calcext:value-type="float">
            <text:p>95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8574" calcext:value-type="float">
            <text:p>-8574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-5432" calcext:value-type="float">
            <text:p>-543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8964" calcext:value-type="float">
            <text:p>-8964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9476" calcext:value-type="float">
            <text:p>947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8831" calcext:value-type="float">
            <text:p>-8831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791" calcext:value-type="float">
            <text:p>-79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3187" calcext:value-type="float">
            <text:p>31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73" calcext:value-type="float">
            <text:p>757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9689" calcext:value-type="float">
            <text:p>96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8304" calcext:value-type="float">
            <text:p>-8304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-4790" calcext:value-type="float">
            <text:p>-4790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8637" calcext:value-type="float">
            <text:p>-8637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9850" calcext:value-type="float">
            <text:p>98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8698" calcext:value-type="float">
            <text:p>-8698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511" calcext:value-type="float">
            <text:p>-511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3396" calcext:value-type="float">
            <text:p>3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34" calcext:value-type="float">
            <text:p>793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10175" calcext:value-type="float">
            <text:p>101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8013" calcext:value-type="float">
            <text:p>-801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-4730" calcext:value-type="float">
            <text:p>-4730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8509" calcext:value-type="float">
            <text:p>-8509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10337" calcext:value-type="float">
            <text:p>1033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8409" calcext:value-type="float">
            <text:p>-8409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25" calcext:value-type="float">
            <text:p>-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3856" calcext:value-type="float">
            <text:p>38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348" calcext:value-type="float">
            <text:p>8348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0423" calcext:value-type="float">
            <text:p>104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-4095" calcext:value-type="float">
            <text:p>-4095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8220" calcext:value-type="float">
            <text:p>-8220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0573" calcext:value-type="float">
            <text:p>1057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8142" calcext:value-type="float">
            <text:p>-8142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36" calcext:value-type="float">
            <text:p>-13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4216" calcext:value-type="float">
            <text:p>4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270" calcext:value-type="float">
            <text:p>8270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0969" calcext:value-type="float">
            <text:p>109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7691" calcext:value-type="float">
            <text:p>-7691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-4186" calcext:value-type="float">
            <text:p>-418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7958" calcext:value-type="float">
            <text:p>-7958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1121" calcext:value-type="float">
            <text:p>111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7838" calcext:value-type="float">
            <text:p>-7838</text:p>
          </table:table-cell>
          <table:table-cell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4712" calcext:value-type="float">
            <text:p>4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726" calcext:value-type="float">
            <text:p>8726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11557" calcext:value-type="float">
            <text:p>115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7364" calcext:value-type="float">
            <text:p>-7364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-3534" calcext:value-type="float">
            <text:p>-3534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7650" calcext:value-type="float">
            <text:p>-7650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11203" calcext:value-type="float">
            <text:p>1120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7798" calcext:value-type="float">
            <text:p>-7798</text:p>
          </table:table-cell>
          <table:table-cell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9035" calcext:value-type="float">
            <text:p>9035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12090" calcext:value-type="float">
            <text:p>120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7112" calcext:value-type="float">
            <text:p>-7112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-3207" calcext:value-type="float">
            <text:p>-3207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7698" calcext:value-type="float">
            <text:p>-7698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11732" calcext:value-type="float">
            <text:p>117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7468" calcext:value-type="float">
            <text:p>-7468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2958" calcext:value-type="float">
            <text:p>29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55" calcext:value-type="float">
            <text:p>855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5428" calcext:value-type="float">
            <text:p>54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458" calcext:value-type="float">
            <text:p>9458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12320" calcext:value-type="float">
            <text:p>123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6839" calcext:value-type="float">
            <text:p>-6839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-3094" calcext:value-type="float">
            <text:p>-3094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7345" calcext:value-type="float">
            <text:p>-734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11973" calcext:value-type="float">
            <text:p>1197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7221" calcext:value-type="float">
            <text:p>-7221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5551" calcext:value-type="float">
            <text:p>55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651" calcext:value-type="float">
            <text:p>9651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12862" calcext:value-type="float">
            <text:p>128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6605" calcext:value-type="float">
            <text:p>-6605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-2898" calcext:value-type="float">
            <text:p>-289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7064" calcext:value-type="float">
            <text:p>-7064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12516" calcext:value-type="float">
            <text:p>125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6874" calcext:value-type="float">
            <text:p>-6874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3778" calcext:value-type="float">
            <text:p>37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6271" calcext:value-type="float">
            <text:p>6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082" calcext:value-type="float">
            <text:p>10082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13010" calcext:value-type="float">
            <text:p>130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6296" calcext:value-type="float">
            <text:p>-629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-2228" calcext:value-type="float">
            <text:p>-2228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6701" calcext:value-type="float">
            <text:p>-6701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12933" calcext:value-type="float">
            <text:p>129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6697" calcext:value-type="float">
            <text:p>-6697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4023" calcext:value-type="float">
            <text:p>40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36" calcext:value-type="float">
            <text:p>1636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6299" calcext:value-type="float">
            <text:p>62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455" calcext:value-type="float">
            <text:p>10455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13555" calcext:value-type="float">
            <text:p>1355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6021" calcext:value-type="float">
            <text:p>-602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-2135" calcext:value-type="float">
            <text:p>-213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6579" calcext:value-type="float">
            <text:p>-6579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13449" calcext:value-type="float">
            <text:p>134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6342" calcext:value-type="float">
            <text:p>-6342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4501" calcext:value-type="float">
            <text:p>45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6785" calcext:value-type="float">
            <text:p>67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924" calcext:value-type="float">
            <text:p>10924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14092" calcext:value-type="float">
            <text:p>1409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5681" calcext:value-type="float">
            <text:p>-568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-1442" calcext:value-type="float">
            <text:p>-144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6221" calcext:value-type="float">
            <text:p>-622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13736" calcext:value-type="float">
            <text:p>1373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6091" calcext:value-type="float">
            <text:p>-6091</text:p>
          </table:table-cell>
          <table:table-cell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5163" calcext:value-type="float">
            <text:p>51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23" calcext:value-type="float">
            <text:p>1923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7154" calcext:value-type="float">
            <text:p>715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69" calcext:value-type="float">
            <text:p>11069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14648" calcext:value-type="float">
            <text:p>1464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5511" calcext:value-type="float">
            <text:p>-5511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-1226" calcext:value-type="float">
            <text:p>-12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-5933" calcext:value-type="float">
            <text:p>-5933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14334" calcext:value-type="float">
            <text:p>143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5772" calcext:value-type="float">
            <text:p>-5772</text:p>
          </table:table-cell>
          <table:table-cell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5663" calcext:value-type="float">
            <text:p>56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760" calcext:value-type="float">
            <text:p>2760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7953" calcext:value-type="float">
            <text:p>79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566" calcext:value-type="float">
            <text:p>11566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14835" calcext:value-type="float">
            <text:p>148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5182" calcext:value-type="float">
            <text:p>-5182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-1036" calcext:value-type="float">
            <text:p>-103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5609" calcext:value-type="float">
            <text:p>-5609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14767" calcext:value-type="float">
            <text:p>147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5618" calcext:value-type="float">
            <text:p>-5618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5720" calcext:value-type="float">
            <text:p>57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057" calcext:value-type="float">
            <text:p>3057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7991" calcext:value-type="float">
            <text:p>7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1930" calcext:value-type="float">
            <text:p>11930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15644" calcext:value-type="float">
            <text:p>156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4878" calcext:value-type="float">
            <text:p>-4878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-385" calcext:value-type="float">
            <text:p>-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5456" calcext:value-type="float">
            <text:p>-5456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15273" calcext:value-type="float">
            <text:p>152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5273" calcext:value-type="float">
            <text:p>-5273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6188" calcext:value-type="float">
            <text:p>61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72" calcext:value-type="float">
            <text:p>3472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8484" calcext:value-type="float">
            <text:p>8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365" calcext:value-type="float">
            <text:p>12365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15639" calcext:value-type="float">
            <text:p>1563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4521" calcext:value-type="float">
            <text:p>-4521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table:style-name="ce1" office:value-type="string" calcext:value-type="string">
            <text:p>b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-5110" calcext:value-type="float">
            <text:p>-5110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15271" calcext:value-type="float">
            <text:p>1527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4990" calcext:value-type="float">
            <text:p>-4990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6325" calcext:value-type="float">
            <text:p>63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8683" calcext:value-type="float">
            <text:p>86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580" calcext:value-type="float">
            <text:p>12580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16221" calcext:value-type="float">
            <text:p>162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4350" calcext:value-type="float">
            <text:p>-4350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4825" calcext:value-type="float">
            <text:p>-4825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16173" calcext:value-type="float">
            <text:p>161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4604" calcext:value-type="float">
            <text:p>-4604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6846" calcext:value-type="float">
            <text:p>68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4" calcext:value-type="float">
            <text:p>3964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086" calcext:value-type="float">
            <text:p>13086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16667" calcext:value-type="float">
            <text:p>166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3952" calcext:value-type="float">
            <text:p>-3952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-4444" calcext:value-type="float">
            <text:p>-4444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16342" calcext:value-type="float">
            <text:p>1634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4423" calcext:value-type="float">
            <text:p>-4423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7104" calcext:value-type="float">
            <text:p>71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18" calcext:value-type="float">
            <text:p>4418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9435" calcext:value-type="float">
            <text:p>94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473" calcext:value-type="float">
            <text:p>13473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7246" calcext:value-type="float">
            <text:p>172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3717" calcext:value-type="float">
            <text:p>-3717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4270" calcext:value-type="float">
            <text:p>-4270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7176" calcext:value-type="float">
            <text:p>171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4071" calcext:value-type="float">
            <text:p>-4071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775" calcext:value-type="float">
            <text:p>477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9973" calcext:value-type="float">
            <text:p>99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928" calcext:value-type="float">
            <text:p>13928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7281" calcext:value-type="float">
            <text:p>172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3295" calcext:value-type="float">
            <text:p>-3295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3893" calcext:value-type="float">
            <text:p>-3893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7424" calcext:value-type="float">
            <text:p>174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3769" calcext:value-type="float">
            <text:p>-3769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8069" calcext:value-type="float">
            <text:p>80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781" calcext:value-type="float">
            <text:p>4781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0450" calcext:value-type="float">
            <text:p>104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874" calcext:value-type="float">
            <text:p>13874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17868" calcext:value-type="float">
            <text:p>178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3293" calcext:value-type="float">
            <text:p>-3293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3657" calcext:value-type="float">
            <text:p>-3657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18026" calcext:value-type="float">
            <text:p>180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3399" calcext:value-type="float">
            <text:p>-3399</text:p>
          </table:table-cell>
          <table:table-cell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8638" calcext:value-type="float">
            <text:p>86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0994" calcext:value-type="float">
            <text:p>109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399" calcext:value-type="float">
            <text:p>14399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8348" calcext:value-type="float">
            <text:p>1834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2916" calcext:value-type="float">
            <text:p>-2916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2130" calcext:value-type="float">
            <text:p>2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3265" calcext:value-type="float">
            <text:p>-3265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8492" calcext:value-type="float">
            <text:p>1849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3387" calcext:value-type="float">
            <text:p>-3387</text:p>
          </table:table-cell>
          <table:table-cell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8699" calcext:value-type="float">
            <text:p>86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212" calcext:value-type="float">
            <text:p>521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1347" calcext:value-type="float">
            <text:p>113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781" calcext:value-type="float">
            <text:p>1478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8927" calcext:value-type="float">
            <text:p>189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2629" calcext:value-type="float">
            <text:p>-2629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2270" calcext:value-type="float">
            <text:p>22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3348" calcext:value-type="float">
            <text:p>-3348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8851" calcext:value-type="float">
            <text:p>1885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3012" calcext:value-type="float">
            <text:p>-3012</text:p>
          </table:table-cell>
          <table:table-cell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9489" calcext:value-type="float">
            <text:p>94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1720" calcext:value-type="float">
            <text:p>117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270" calcext:value-type="float">
            <text:p>15270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9078" calcext:value-type="float">
            <text:p>190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-2209" calcext:value-type="float">
            <text:p>-2209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2788" calcext:value-type="float">
            <text:p>27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2912" calcext:value-type="float">
            <text:p>-2912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9255" calcext:value-type="float">
            <text:p>192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2692" calcext:value-type="float">
            <text:p>-2692</text:p>
          </table:table-cell>
          <table:table-cell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275" calcext:value-type="float">
            <text:p>6275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12188" calcext:value-type="float">
            <text:p>1218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503" calcext:value-type="float">
            <text:p>15503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9631" calcext:value-type="float">
            <text:p>196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2041" calcext:value-type="float">
            <text:p>-2041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3087" calcext:value-type="float">
            <text:p>30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2603" calcext:value-type="float">
            <text:p>-2603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9591" calcext:value-type="float">
            <text:p>1959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-2315" calcext:value-type="float">
            <text:p>-2315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0522" calcext:value-type="float">
            <text:p>105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49" calcext:value-type="float">
            <text:p>6749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2799" calcext:value-type="float">
            <text:p>127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57" calcext:value-type="float">
            <text:p>16057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20137" calcext:value-type="float">
            <text:p>201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-1596" calcext:value-type="float">
            <text:p>-1596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3326" calcext:value-type="float">
            <text:p>33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2255" calcext:value-type="float">
            <text:p>-2255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20120" calcext:value-type="float">
            <text:p>201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2095" calcext:value-type="float">
            <text:p>-2095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0828" calcext:value-type="float">
            <text:p>108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107" calcext:value-type="float">
            <text:p>7107</text:p>
          </table:table-cell>
          <table:table-cell office:value-type="percentage" office:value="0.11" calcext:value-type="percentage">
            <text:p>11.00%</text:p>
          </table:table-cell>
          <table:table-cell table:number-columns-repeated="7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3327" calcext:value-type="float">
            <text:p>133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473" calcext:value-type="float">
            <text:p>16473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21043" calcext:value-type="float">
            <text:p>210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-1272" calcext:value-type="float">
            <text:p>-1272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3750" calcext:value-type="float">
            <text:p>37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2043" calcext:value-type="float">
            <text:p>-2043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21016" calcext:value-type="float">
            <text:p>2101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-1679" calcext:value-type="float">
            <text:p>-1679</text:p>
          </table:table-cell>
          <table:table-cell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1342" calcext:value-type="float">
            <text:p>113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571" calcext:value-type="float">
            <text:p>7571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3878" calcext:value-type="float">
            <text:p>1387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86" calcext:value-type="float">
            <text:p>1698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21124" calcext:value-type="float">
            <text:p>211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921" calcext:value-type="float">
            <text:p>-9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4256" calcext:value-type="float">
            <text:p>425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1685" calcext:value-type="float">
            <text:p>-1685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21304" calcext:value-type="float">
            <text:p>2130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-1373" calcext:value-type="float">
            <text:p>-1373</text:p>
          </table:table-cell>
          <table:table-cell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1822" calcext:value-type="float">
            <text:p>118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872" calcext:value-type="float">
            <text:p>787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4358" calcext:value-type="float">
            <text:p>1435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22018" calcext:value-type="float">
            <text:p>220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672" calcext:value-type="float">
            <text:p>-672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4524" calcext:value-type="float">
            <text:p>45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-1334" calcext:value-type="float">
            <text:p>-1334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21688" calcext:value-type="float">
            <text:p>2168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954" calcext:value-type="float">
            <text:p>-954</text:p>
          </table:table-cell>
          <table:table-cell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354" calcext:value-type="float">
            <text:p>8354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4972" calcext:value-type="float">
            <text:p>1497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794" calcext:value-type="float">
            <text:p>17794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22535" calcext:value-type="float">
            <text:p>225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-133" calcext:value-type="float">
            <text:p>-133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5043" calcext:value-type="float">
            <text:p>50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923" calcext:value-type="float">
            <text:p>-923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22206" calcext:value-type="float">
            <text:p>222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740" calcext:value-type="float">
            <text:p>-740</text:p>
          </table:table-cell>
          <table:table-cell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2161" calcext:value-type="float">
            <text:p>121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752" calcext:value-type="float">
            <text:p>8752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4727" calcext:value-type="float">
            <text:p>147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52" calcext:value-type="float">
            <text:p>18252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22972" calcext:value-type="float">
            <text:p>2297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5661" calcext:value-type="float">
            <text:p>566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628" calcext:value-type="float">
            <text:p>-628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23130" calcext:value-type="float">
            <text:p>2313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-230" calcext:value-type="float">
            <text:p>-23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2795" calcext:value-type="float">
            <text:p>127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879" calcext:value-type="float">
            <text:p>8879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5343" calcext:value-type="float">
            <text:p>153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22986" calcext:value-type="float">
            <text:p>2298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90" calcext:value-type="float">
            <text:p>590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6032" calcext:value-type="float">
            <text:p>603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244" calcext:value-type="float">
            <text:p>-244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23117" calcext:value-type="float">
            <text:p>231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3298" calcext:value-type="float">
            <text:p>132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386" calcext:value-type="float">
            <text:p>9386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6135" calcext:value-type="float">
            <text:p>161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057" calcext:value-type="float">
            <text:p>19057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23909" calcext:value-type="float">
            <text:p>2390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67" calcext:value-type="float">
            <text:p>767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6034" calcext:value-type="float">
            <text:p>603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86" calcext:value-type="float">
            <text:p>18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23550" calcext:value-type="float">
            <text:p>235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87" calcext:value-type="float">
            <text:p>387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4138" calcext:value-type="float">
            <text:p>141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9965" calcext:value-type="float">
            <text:p>996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6519" calcext:value-type="float">
            <text:p>165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00" calcext:value-type="float">
            <text:p>19600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24420" calcext:value-type="float">
            <text:p>244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41" calcext:value-type="float">
            <text:p>1241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6613" calcext:value-type="float">
            <text:p>66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24340" calcext:value-type="float">
            <text:p>2434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12" calcext:value-type="float">
            <text:p>61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4219" calcext:value-type="float">
            <text:p>142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0378" calcext:value-type="float">
            <text:p>10378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6796" calcext:value-type="float">
            <text:p>167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057" calcext:value-type="float">
            <text:p>20057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25142" calcext:value-type="float">
            <text:p>251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98" calcext:value-type="float">
            <text:p>1598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7057" calcext:value-type="float">
            <text:p>705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759" calcext:value-type="float">
            <text:p>759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24791" calcext:value-type="float">
            <text:p>2479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098" calcext:value-type="float">
            <text:p>1098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4794" calcext:value-type="float">
            <text:p>1479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444" calcext:value-type="float">
            <text:p>1044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7694" calcext:value-type="float">
            <text:p>17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656" calcext:value-type="float">
            <text:p>20656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25254" calcext:value-type="float">
            <text:p>252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46" calcext:value-type="float">
            <text:p>2046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7663" calcext:value-type="float">
            <text:p>76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173" calcext:value-type="float">
            <text:p>1173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25382" calcext:value-type="float">
            <text:p>2538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59" calcext:value-type="float">
            <text:p>1459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5321" calcext:value-type="float">
            <text:p>15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54" calcext:value-type="float">
            <text:p>1035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8236" calcext:value-type="float">
            <text:p>182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0628" calcext:value-type="float">
            <text:p>20628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26236" calcext:value-type="float">
            <text:p>262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90" calcext:value-type="float">
            <text:p>1990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8231" calcext:value-type="float">
            <text:p>82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516" calcext:value-type="float">
            <text:p>1516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25838" calcext:value-type="float">
            <text:p>2583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6246" calcext:value-type="float">
            <text:p>162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1318" calcext:value-type="float">
            <text:p>11318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8676" calcext:value-type="float">
            <text:p>1867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1209" calcext:value-type="float">
            <text:p>21209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26508" calcext:value-type="float">
            <text:p>265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8809" calcext:value-type="float">
            <text:p>880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004" calcext:value-type="float">
            <text:p>2004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26681" calcext:value-type="float">
            <text:p>2668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00" calcext:value-type="float">
            <text:p>190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6103" calcext:value-type="float">
            <text:p>1610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1755" calcext:value-type="float">
            <text:p>11755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8847" calcext:value-type="float">
            <text:p>188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1602" calcext:value-type="float">
            <text:p>21602</text:p>
          </table:table-cell>
          <table:table-cell office:value-type="percentage" office:value="0.34" calcext:value-type="percentage">
            <text:p>34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27505" calcext:value-type="float">
            <text:p>275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770" calcext:value-type="float">
            <text:p>2770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9237" calcext:value-type="float">
            <text:p>923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17" calcext:value-type="float">
            <text:p>1917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27425" calcext:value-type="float">
            <text:p>2742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371" calcext:value-type="float">
            <text:p>2371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6785" calcext:value-type="float">
            <text:p>167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266" calcext:value-type="float">
            <text:p>1226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9758" calcext:value-type="float">
            <text:p>197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2246" calcext:value-type="float">
            <text:p>22246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27716" calcext:value-type="float">
            <text:p>2771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9622" calcext:value-type="float">
            <text:p>96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277" calcext:value-type="float">
            <text:p>2277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27386" calcext:value-type="float">
            <text:p>2738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768" calcext:value-type="float">
            <text:p>2768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7300" calcext:value-type="float">
            <text:p>173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415" calcext:value-type="float">
            <text:p>12415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0103" calcext:value-type="float">
            <text:p>201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2520" calcext:value-type="float">
            <text:p>22520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28515" calcext:value-type="float">
            <text:p>285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35" calcext:value-type="float">
            <text:p>3435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9723" calcext:value-type="float">
            <text:p>97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2776" calcext:value-type="float">
            <text:p>2776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28114" calcext:value-type="float">
            <text:p>2811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8233" calcext:value-type="float">
            <text:p>182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2976" calcext:value-type="float">
            <text:p>12976</text:p>
          </table:table-cell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1066" calcext:value-type="float">
            <text:p>210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3112" calcext:value-type="float">
            <text:p>23112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8843" calcext:value-type="float">
            <text:p>288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951" calcext:value-type="float">
            <text:p>3951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0612" calcext:value-type="float">
            <text:p>106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186" calcext:value-type="float">
            <text:p>3186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8983" calcext:value-type="float">
            <text:p>2898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12" calcext:value-type="float">
            <text:p>3412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8324" calcext:value-type="float">
            <text:p>183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505" calcext:value-type="float">
            <text:p>13505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21360" calcext:value-type="float">
            <text:p>213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3640" calcext:value-type="float">
            <text:p>23640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9572" calcext:value-type="float">
            <text:p>2957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348" calcext:value-type="float">
            <text:p>4348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0886" calcext:value-type="float">
            <text:p>1088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3409" calcext:value-type="float">
            <text:p>3409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9758" calcext:value-type="float">
            <text:p>2975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-22343" calcext:value-type="float">
            <text:p>-22343</text:p>
          </table:table-cell>
          <table:table-cell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9248" calcext:value-type="float">
            <text:p>192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029" calcext:value-type="float">
            <text:p>14029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22068" calcext:value-type="float">
            <text:p>220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4193" calcext:value-type="float">
            <text:p>24193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30270" calcext:value-type="float">
            <text:p>3027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863" calcext:value-type="float">
            <text:p>4863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1469" calcext:value-type="float">
            <text:p>1146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-22379" calcext:value-type="float">
            <text:p>-22379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29865" calcext:value-type="float">
            <text:p>2986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324" calcext:value-type="float">
            <text:p>4324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9813" calcext:value-type="float">
            <text:p>198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183" calcext:value-type="float">
            <text:p>14183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22452" calcext:value-type="float">
            <text:p>224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383" calcext:value-type="float">
            <text:p>24383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31001" calcext:value-type="float">
            <text:p>310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965" calcext:value-type="float">
            <text:p>4965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2071" calcext:value-type="float">
            <text:p>1207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243" calcext:value-type="float">
            <text:p>4243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30696" calcext:value-type="float">
            <text:p>3069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0518" calcext:value-type="float">
            <text:p>205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675" calcext:value-type="float">
            <text:p>14675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3192" calcext:value-type="float">
            <text:p>231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5019" calcext:value-type="float">
            <text:p>25019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31412" calcext:value-type="float">
            <text:p>314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432" calcext:value-type="float">
            <text:p>5432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2476" calcext:value-type="float">
            <text:p>1247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728" calcext:value-type="float">
            <text:p>4728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31548" calcext:value-type="float">
            <text:p>315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880" calcext:value-type="float">
            <text:p>4880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0528" calcext:value-type="float">
            <text:p>205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239" calcext:value-type="float">
            <text:p>15239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531" calcext:value-type="float">
            <text:p>25531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32236" calcext:value-type="float">
            <text:p>322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883" calcext:value-type="float">
            <text:p>5883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2949" calcext:value-type="float">
            <text:p>1294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906" calcext:value-type="float">
            <text:p>4906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32345" calcext:value-type="float">
            <text:p>3234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368" calcext:value-type="float">
            <text:p>5368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1309" calcext:value-type="float">
            <text:p>213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803" calcext:value-type="float">
            <text:p>1580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212" calcext:value-type="float">
            <text:p>26212</text:p>
          </table:table-cell>
          <table:table-cell office:value-type="percentage" office:value="0.41" calcext:value-type="percentage">
            <text:p>41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32186" calcext:value-type="float">
            <text:p>3218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363" calcext:value-type="float">
            <text:p>6363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13887" calcext:value-type="float">
            <text:p>1388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5449" calcext:value-type="float">
            <text:p>5449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32378" calcext:value-type="float">
            <text:p>323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765" calcext:value-type="float">
            <text:p>5765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1651" calcext:value-type="float">
            <text:p>216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105" calcext:value-type="float">
            <text:p>16105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4567" calcext:value-type="float">
            <text:p>245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6483" calcext:value-type="float">
            <text:p>26483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-32250" calcext:value-type="float">
            <text:p>-3225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621" calcext:value-type="float">
            <text:p>6621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13921" calcext:value-type="float">
            <text:p>139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5783" calcext:value-type="float">
            <text:p>5783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-32552" calcext:value-type="float">
            <text:p>-32552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292" calcext:value-type="float">
            <text:p>6292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2613" calcext:value-type="float">
            <text:p>226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290" calcext:value-type="float">
            <text:p>16290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5328" calcext:value-type="float">
            <text:p>253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064" calcext:value-type="float">
            <text:p>27064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-31836" calcext:value-type="float">
            <text:p>-31836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166" calcext:value-type="float">
            <text:p>7166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14614" calcext:value-type="float">
            <text:p>1461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-31667" calcext:value-type="float">
            <text:p>-31667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553" calcext:value-type="float">
            <text:p>6553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2748" calcext:value-type="float">
            <text:p>227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5928" calcext:value-type="float">
            <text:p>259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7620" calcext:value-type="float">
            <text:p>27620</text:p>
          </table:table-cell>
          <table:table-cell office:value-type="percentage" office:value="0.44" calcext:value-type="percentage">
            <text:p>44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-30710" calcext:value-type="float">
            <text:p>-30710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581" calcext:value-type="float">
            <text:p>758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14836" calcext:value-type="float">
            <text:p>1483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6602" calcext:value-type="float">
            <text:p>6602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-31076" calcext:value-type="float">
            <text:p>-31076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103" calcext:value-type="float">
            <text:p>7103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3546" calcext:value-type="float">
            <text:p>235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7773" calcext:value-type="float">
            <text:p>17773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6717" calcext:value-type="float">
            <text:p>2671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8310" calcext:value-type="float">
            <text:p>28310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-30557" calcext:value-type="float">
            <text:p>-30557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136" calcext:value-type="float">
            <text:p>8136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15581" calcext:value-type="float">
            <text:p>1558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7099" calcext:value-type="float">
            <text:p>7099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-30346" calcext:value-type="float">
            <text:p>-30346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479" calcext:value-type="float">
            <text:p>7479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4422" calcext:value-type="float">
            <text:p>244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333" calcext:value-type="float">
            <text:p>17333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7126" calcext:value-type="float">
            <text:p>271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305" calcext:value-type="float">
            <text:p>28305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-29711" calcext:value-type="float">
            <text:p>-2971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113" calcext:value-type="float">
            <text:p>811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16228" calcext:value-type="float">
            <text:p>162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7452" calcext:value-type="float">
            <text:p>7452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-29799" calcext:value-type="float">
            <text:p>-29799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7989" calcext:value-type="float">
            <text:p>7989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4982" calcext:value-type="float">
            <text:p>249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8098" calcext:value-type="float">
            <text:p>18098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8262" calcext:value-type="float">
            <text:p>2826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8942" calcext:value-type="float">
            <text:p>28942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-29032" calcext:value-type="float">
            <text:p>-2903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672" calcext:value-type="float">
            <text:p>8672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16952" calcext:value-type="float">
            <text:p>169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8041" calcext:value-type="float">
            <text:p>804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-28842" calcext:value-type="float">
            <text:p>-2884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46" calcext:value-type="float">
            <text:p>8046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5387" calcext:value-type="float">
            <text:p>253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801" calcext:value-type="float">
            <text:p>18801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8142" calcext:value-type="float">
            <text:p>281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9517" calcext:value-type="float">
            <text:p>29517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-27830" calcext:value-type="float">
            <text:p>-27830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9090" calcext:value-type="float">
            <text:p>9090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17459" calcext:value-type="float">
            <text:p>1745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013" calcext:value-type="float">
            <text:p>801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-28179" calcext:value-type="float">
            <text:p>-28179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598" calcext:value-type="float">
            <text:p>8598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6194" calcext:value-type="float">
            <text:p>2619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422" calcext:value-type="float">
            <text:p>19422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9245" calcext:value-type="float">
            <text:p>292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0211" calcext:value-type="float">
            <text:p>30211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-27603" calcext:value-type="float">
            <text:p>-27603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690" calcext:value-type="float">
            <text:p>969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18226" calcext:value-type="float">
            <text:p>182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8601" calcext:value-type="float">
            <text:p>8601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-27947" calcext:value-type="float">
            <text:p>-2794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990" calcext:value-type="float">
            <text:p>8990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6611" calcext:value-type="float">
            <text:p>2661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740" calcext:value-type="float">
            <text:p>19740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9664" calcext:value-type="float">
            <text:p>2966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0556" calcext:value-type="float">
            <text:p>30556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-26936" calcext:value-type="float">
            <text:p>-269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939" calcext:value-type="float">
            <text:p>9939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18059" calcext:value-type="float">
            <text:p>1805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8938" calcext:value-type="float">
            <text:p>8938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-26964" calcext:value-type="float">
            <text:p>-26964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566" calcext:value-type="float">
            <text:p>9566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7378" calcext:value-type="float">
            <text:p>2737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148" calcext:value-type="float">
            <text:p>20148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30769" calcext:value-type="float">
            <text:p>307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1234" calcext:value-type="float">
            <text:p>31234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-26198" calcext:value-type="float">
            <text:p>-26198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538" calcext:value-type="float">
            <text:p>10538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19014" calcext:value-type="float">
            <text:p>190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9580" calcext:value-type="float">
            <text:p>958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-26033" calcext:value-type="float">
            <text:p>-26033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847" calcext:value-type="float">
            <text:p>9847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7815" calcext:value-type="float">
            <text:p>278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889" calcext:value-type="float">
            <text:p>20889</text:p>
          </table:table-cell>
          <table:table-cell office:value-type="percentage" office:value="0.33" calcext:value-type="percentage">
            <text:p>33.00%</text:p>
          </table:table-cell>
          <table:table-cell table:number-columns-repeated="7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30917" calcext:value-type="float">
            <text:p>3091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1797" calcext:value-type="float">
            <text:p>3179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-25192" calcext:value-type="float">
            <text:p>-25192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015" calcext:value-type="float">
            <text:p>11015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19369" calcext:value-type="float">
            <text:p>1936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9875" calcext:value-type="float">
            <text:p>9875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-25353" calcext:value-type="float">
            <text:p>-25353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460" calcext:value-type="float">
            <text:p>10460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8671" calcext:value-type="float">
            <text:p>286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591" calcext:value-type="float">
            <text:p>21591</text:p>
          </table:table-cell>
          <table:table-cell office:value-type="percentage" office:value="0.34" calcext:value-type="percentage">
            <text:p>34.00%</text:p>
          </table:table-cell>
          <table:table-cell table:number-columns-repeated="7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32063" calcext:value-type="float">
            <text:p>320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2555" calcext:value-type="float">
            <text:p>32555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-24525" calcext:value-type="float">
            <text:p>-24525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579" calcext:value-type="float">
            <text:p>11579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0178" calcext:value-type="float">
            <text:p>2017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0419" calcext:value-type="float">
            <text:p>10419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-24556" calcext:value-type="float">
            <text:p>-24556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02" calcext:value-type="float">
            <text:p>10902</text:p>
          </table:table-cell>
          <table:table-cell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9400" calcext:value-type="float">
            <text:p>294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938" calcext:value-type="float">
            <text:p>21938</text:p>
          </table:table-cell>
          <table:table-cell office:value-type="percentage" office:value="0.35" calcext:value-type="percentage">
            <text:p>35.00%</text:p>
          </table:table-cell>
          <table:table-cell table:number-columns-repeated="7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32741" calcext:value-type="float">
            <text:p>-32741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887" calcext:value-type="float">
            <text:p>32887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-23543" calcext:value-type="float">
            <text:p>-2354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915" calcext:value-type="float">
            <text:p>11915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0838" calcext:value-type="float">
            <text:p>208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0888" calcext:value-type="float">
            <text:p>10888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-23533" calcext:value-type="float">
            <text:p>-2353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524" calcext:value-type="float">
            <text:p>11524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30548" calcext:value-type="float">
            <text:p>305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2588" calcext:value-type="float">
            <text:p>22588</text:p>
          </table:table-cell>
          <table:table-cell office:value-type="percentage" office:value="0.36" calcext:value-type="percentage">
            <text:p>36.00%</text:p>
          </table:table-cell>
          <table:table-cell table:number-columns-repeated="7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32090" calcext:value-type="float">
            <text:p>-3209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3669" calcext:value-type="float">
            <text:p>33669</text:p>
          </table:table-cell>
          <table:table-cell office:value-type="percentage" office:value="0.53" calcext:value-type="percentage">
            <text:p>53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22743" calcext:value-type="float">
            <text:p>-22743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525" calcext:value-type="float">
            <text:p>1252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1551" calcext:value-type="float">
            <text:p>2155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1445" calcext:value-type="float">
            <text:p>11445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22725" calcext:value-type="float">
            <text:p>-22725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878" calcext:value-type="float">
            <text:p>11878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30549" calcext:value-type="float">
            <text:p>305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3146" calcext:value-type="float">
            <text:p>23146</text:p>
          </table:table-cell>
          <table:table-cell office:value-type="percentage" office:value="0.37" calcext:value-type="percentage">
            <text:p>37.00%</text:p>
          </table:table-cell>
          <table:table-cell table:number-columns-repeated="7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32057" calcext:value-type="float">
            <text:p>-32057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257" calcext:value-type="float">
            <text:p>34257</text:p>
          </table:table-cell>
          <table:table-cell office:value-type="percentage" office:value="0.54" calcext:value-type="percentage">
            <text:p>54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21716" calcext:value-type="float">
            <text:p>-21716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000" calcext:value-type="float">
            <text:p>13000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2127" calcext:value-type="float">
            <text:p>221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1837" calcext:value-type="float">
            <text:p>11837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21716" calcext:value-type="float">
            <text:p>-21716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458" calcext:value-type="float">
            <text:p>12458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31212" calcext:value-type="float">
            <text:p>3121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3839" calcext:value-type="float">
            <text:p>23839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30889" calcext:value-type="float">
            <text:p>-30889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5014" calcext:value-type="float">
            <text:p>35014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21742" calcext:value-type="float">
            <text:p>-21742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644" calcext:value-type="float">
            <text:p>13644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23087" calcext:value-type="float">
            <text:p>2308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2412" calcext:value-type="float">
            <text:p>12412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21723" calcext:value-type="float">
            <text:p>-21723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2937" calcext:value-type="float">
            <text:p>12937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31937" calcext:value-type="float">
            <text:p>319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4196" calcext:value-type="float">
            <text:p>24196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30119" calcext:value-type="float">
            <text:p>-30119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5406" calcext:value-type="float">
            <text:p>35406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20695" calcext:value-type="float">
            <text:p>-20695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964" calcext:value-type="float">
            <text:p>13964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23091" calcext:value-type="float">
            <text:p>2309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2852" calcext:value-type="float">
            <text:p>12852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20654" calcext:value-type="float">
            <text:p>-2065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591" calcext:value-type="float">
            <text:p>13591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32414" calcext:value-type="float">
            <text:p>-32414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4388" calcext:value-type="float">
            <text:p>24388</text:p>
          </table:table-cell>
          <table:table-cell office:value-type="percentage" office:value="0.39" calcext:value-type="percentage">
            <text:p>39.00%</text:p>
          </table:table-cell>
          <table:table-cell table:number-columns-repeated="7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29138" calcext:value-type="float">
            <text:p>-2913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6149" calcext:value-type="float">
            <text:p>36149</text:p>
          </table:table-cell>
          <table:table-cell office:value-type="percentage" office:value="0.57" calcext:value-type="percentage">
            <text:p>57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19874" calcext:value-type="float">
            <text:p>-19874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590" calcext:value-type="float">
            <text:p>14590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23688" calcext:value-type="float">
            <text:p>2368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3489" calcext:value-type="float">
            <text:p>13489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19887" calcext:value-type="float">
            <text:p>-19887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869" calcext:value-type="float">
            <text:p>13869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31922" calcext:value-type="float">
            <text:p>-31922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5445" calcext:value-type="float">
            <text:p>25445</text:p>
          </table:table-cell>
          <table:table-cell office:value-type="percentage" office:value="0.4" calcext:value-type="percentage">
            <text:p>40.00%</text:p>
          </table:table-cell>
          <table:table-cell table:number-columns-repeated="7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28967" calcext:value-type="float">
            <text:p>-28967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6816" calcext:value-type="float">
            <text:p>36816</text:p>
          </table:table-cell>
          <table:table-cell office:value-type="percentage" office:value="0.58" calcext:value-type="percentage">
            <text:p>58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19052" calcext:value-type="float">
            <text:p>-19052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58" calcext:value-type="float">
            <text:p>15058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24599" calcext:value-type="float">
            <text:p>2459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3772" calcext:value-type="float">
            <text:p>13772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19048" calcext:value-type="float">
            <text:p>-1904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531" calcext:value-type="float">
            <text:p>14531</text:p>
          </table:table-cell>
          <table:table-cell office:value-type="percentage" office:value="0.23" calcext:value-type="percentage">
            <text:p>23.00%</text:p>
          </table:table-cell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30976" calcext:value-type="float">
            <text:p>-30976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6175" calcext:value-type="float">
            <text:p>26175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27921" calcext:value-type="float">
            <text:p>-2792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7623" calcext:value-type="float">
            <text:p>37623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18547" calcext:value-type="float">
            <text:p>-18547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785" calcext:value-type="float">
            <text:p>15785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25457" calcext:value-type="float">
            <text:p>254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4422" calcext:value-type="float">
            <text:p>14422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18482" calcext:value-type="float">
            <text:p>-1848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26" calcext:value-type="float">
            <text:p>15026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30134" calcext:value-type="float">
            <text:p>-30134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127" calcext:value-type="float">
            <text:p>26127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26846" calcext:value-type="float">
            <text:p>-2684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7584" calcext:value-type="float">
            <text:p>37584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17152" calcext:value-type="float">
            <text:p>-1715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780" calcext:value-type="float">
            <text:p>15780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25914" calcext:value-type="float">
            <text:p>2591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4887" calcext:value-type="float">
            <text:p>14887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17453" calcext:value-type="float">
            <text:p>-17453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678" calcext:value-type="float">
            <text:p>15678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9183" calcext:value-type="float">
            <text:p>-2918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6514" calcext:value-type="float">
            <text:p>26514</text:p>
          </table:table-cell>
          <table:table-cell office:value-type="percentage" office:value="0.42" calcext:value-type="percentage">
            <text:p>42.00%</text:p>
          </table:table-cell>
          <table:table-cell table:number-columns-repeated="7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5774" calcext:value-type="float">
            <text:p>-25774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8437" calcext:value-type="float">
            <text:p>38437</text:p>
          </table:table-cell>
          <table:table-cell office:value-type="percentage" office:value="0.61" calcext:value-type="percentage">
            <text:p>61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16302" calcext:value-type="float">
            <text:p>-16302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418" calcext:value-type="float">
            <text:p>16418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26579" calcext:value-type="float">
            <text:p>2657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5672" calcext:value-type="float">
            <text:p>15672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16334" calcext:value-type="float">
            <text:p>-16334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746" calcext:value-type="float">
            <text:p>15746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9262" calcext:value-type="float">
            <text:p>-2926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272" calcext:value-type="float">
            <text:p>27272</text:p>
          </table:table-cell>
          <table:table-cell office:value-type="percentage" office:value="0.43" calcext:value-type="percentage">
            <text:p>43.00%</text:p>
          </table:table-cell>
          <table:table-cell table:number-columns-repeated="7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5588" calcext:value-type="float">
            <text:p>-25588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9041" calcext:value-type="float">
            <text:p>39041</text:p>
          </table:table-cell>
          <table:table-cell office:value-type="percentage" office:value="0.62" calcext:value-type="percentage">
            <text:p>62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15042" calcext:value-type="float">
            <text:p>-15042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951" calcext:value-type="float">
            <text:p>16951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27304" calcext:value-type="float">
            <text:p>2730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5604" calcext:value-type="float">
            <text:p>15604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15091" calcext:value-type="float">
            <text:p>-1509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337" calcext:value-type="float">
            <text:p>16337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28207" calcext:value-type="float">
            <text:p>28207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19" calcext:value-type="float">
            <text:p>219</text:p>
          </table:table-cell>
          <table:table-cell office:value-type="float" office:value="39976" calcext:value-type="float">
            <text:p>39976</text:p>
          </table:table-cell>
          <table:table-cell office:value-type="percentage" office:value="0.63" calcext:value-type="percentage">
            <text:p>63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14782" calcext:value-type="float">
            <text:p>-1478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565" calcext:value-type="float">
            <text:p>17565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28493" calcext:value-type="float">
            <text:p>2849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6279" calcext:value-type="float">
            <text:p>16279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14757" calcext:value-type="float">
            <text:p>-14757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887" calcext:value-type="float">
            <text:p>16887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8579" calcext:value-type="float">
            <text:p>28579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40309" calcext:value-type="float">
            <text:p>40309</text:p>
          </table:table-cell>
          <table:table-cell office:value-type="percentage" office:value="0.64" calcext:value-type="percentage">
            <text:p>64.00%</text:p>
          </table:table-cell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18008" calcext:value-type="float">
            <text:p>18008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28399" calcext:value-type="float">
            <text:p>2839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6774" calcext:value-type="float">
            <text:p>16774</text:p>
          </table:table-cell>
          <table:table-cell office:value-type="percentage" office:value="0.26" calcext:value-type="percentage">
            <text:p>26.00%</text:p>
          </table:table-cell>
          <table:table-cell table:number-columns-repeated="13"/>
          <table:table-cell office:value-type="float" office:value="219" calcext:value-type="float">
            <text:p>219</text:p>
          </table:table-cell>
          <table:table-cell office:value-type="float" office:value="17566" calcext:value-type="float">
            <text:p>17566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29368" calcext:value-type="float">
            <text:p>29368</text:p>
          </table:table-cell>
          <table:table-cell office:value-type="percentage" office:value="0.46" calcext:value-type="percentage">
            <text:p>46.00%</text:p>
          </table:table-cell>
          <table:table-cell table:number-columns-repeated="12"/>
          <table:table-cell office:value-type="float" office:value="221" calcext:value-type="float">
            <text:p>221</text:p>
          </table:table-cell>
          <table:table-cell office:value-type="float" office:value="41215" calcext:value-type="float">
            <text:p>41215</text:p>
          </table:table-cell>
          <table:table-cell office:value-type="percentage" office:value="0.65" calcext:value-type="percentage">
            <text:p>65.00%</text:p>
          </table:table-cell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18690" calcext:value-type="float">
            <text:p>18690</text:p>
          </table:table-cell>
          <table:table-cell office:value-type="percentage" office:value="0.29" calcext:value-type="percentage">
            <text:p>29.00%</text:p>
          </table:table-cell>
          <table:table-cell table:number-columns-repeated="14"/>
          <table:table-cell office:value-type="float" office:value="219" calcext:value-type="float">
            <text:p>219</text:p>
          </table:table-cell>
          <table:table-cell office:value-type="float" office:value="17548" calcext:value-type="float">
            <text:p>17548</text:p>
          </table:table-cell>
          <table:table-cell office:value-type="percentage" office:value="0.28" calcext:value-type="percentage">
            <text:p>28.00%</text:p>
          </table:table-cell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17884" calcext:value-type="float">
            <text:p>17884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9938" calcext:value-type="float">
            <text:p>29938</text:p>
          </table:table-cell>
          <table:table-cell office:value-type="percentage" office:value="0.47" calcext:value-type="percentage">
            <text:p>47.00%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 office:value-type="float" office:value="41917" calcext:value-type="float">
            <text:p>41917</text:p>
          </table:table-cell>
          <table:table-cell office:value-type="percentage" office:value="0.67" calcext:value-type="percentage">
            <text:p>67.00%</text:p>
          </table:table-cell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19275" calcext:value-type="float">
            <text:p>19275</text:p>
          </table:table-cell>
          <table:table-cell office:value-type="percentage" office:value="0.3" calcext:value-type="percentage">
            <text:p>30.00%</text:p>
          </table:table-cell>
          <table:table-cell table:number-columns-repeated="14"/>
          <table:table-cell office:value-type="float" office:value="220" calcext:value-type="float">
            <text:p>220</text:p>
          </table:table-cell>
          <table:table-cell office:value-type="float" office:value="17834" calcext:value-type="float">
            <text:p>17834</text:p>
          </table:table-cell>
          <table:table-cell office:value-type="percentage" office:value="0.28" calcext:value-type="percentage">
            <text:p>28.00%</text:p>
          </table:table-cell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18595" calcext:value-type="float">
            <text:p>18595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0792" calcext:value-type="float">
            <text:p>30792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3" calcext:value-type="float">
            <text:p>223</text:p>
          </table:table-cell>
          <table:table-cell office:value-type="float" office:value="42887" calcext:value-type="float">
            <text:p>42887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19980" calcext:value-type="float">
            <text:p>19980</text:p>
          </table:table-cell>
          <table:table-cell office:value-type="percentage" office:value="0.31" calcext:value-type="percentage">
            <text:p>31.00%</text:p>
          </table:table-cell>
          <table:table-cell table:number-columns-repeated="14"/>
          <table:table-cell office:value-type="float" office:value="221" calcext:value-type="float">
            <text:p>221</text:p>
          </table:table-cell>
          <table:table-cell office:value-type="float" office:value="18501" calcext:value-type="float">
            <text:p>18501</text:p>
          </table:table-cell>
          <table:table-cell office:value-type="percentage" office:value="0.29" calcext:value-type="percentage">
            <text:p>29.00%</text:p>
          </table:table-cell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19216" calcext:value-type="float">
            <text:p>1921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31070" calcext:value-type="float">
            <text:p>31070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office:value-type="float" office:value="43066" calcext:value-type="float">
            <text:p>43066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20273" calcext:value-type="float">
            <text:p>20273</text:p>
          </table:table-cell>
          <table:table-cell office:value-type="percentage" office:value="0.32" calcext:value-type="percentage">
            <text:p>32.00%</text:p>
          </table:table-cell>
          <table:table-cell table:number-columns-repeated="14"/>
          <table:table-cell office:value-type="float" office:value="222" calcext:value-type="float">
            <text:p>222</text:p>
          </table:table-cell>
          <table:table-cell office:value-type="float" office:value="19041" calcext:value-type="float">
            <text:p>19041</text:p>
          </table:table-cell>
          <table:table-cell office:value-type="percentage" office:value="0.3" calcext:value-type="percentage">
            <text:p>30.00%</text:p>
          </table:table-cell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19890" calcext:value-type="float">
            <text:p>19890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1573" calcext:value-type="float">
            <text:p>31573</text:p>
          </table:table-cell>
          <table:table-cell office:value-type="percentage" office:value="0.5" calcext:value-type="percentage">
            <text:p>50.00%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43958" calcext:value-type="float">
            <text:p>43958</text:p>
          </table:table-cell>
          <table:table-cell office:value-type="percentage" office:value="0.7" calcext:value-type="percentage">
            <text:p>70.00%</text:p>
          </table:table-cell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21006" calcext:value-type="float">
            <text:p>21006</text:p>
          </table:table-cell>
          <table:table-cell office:value-type="percentage" office:value="0.33" calcext:value-type="percentage">
            <text:p>33.00%</text:p>
          </table:table-cell>
          <table:table-cell table:number-columns-repeated="14"/>
          <table:table-cell office:value-type="float" office:value="223" calcext:value-type="float">
            <text:p>223</text:p>
          </table:table-cell>
          <table:table-cell office:value-type="float" office:value="19773" calcext:value-type="float">
            <text:p>19773</text:p>
          </table:table-cell>
          <table:table-cell office:value-type="percentage" office:value="0.31" calcext:value-type="percentage">
            <text:p>31.00%</text:p>
          </table:table-cell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20030" calcext:value-type="float">
            <text:p>20030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32544" calcext:value-type="float">
            <text:p>32544</text:p>
          </table:table-cell>
          <table:table-cell office:value-type="percentage" office:value="0.52" calcext:value-type="percentage">
            <text:p>52.00%</text:p>
          </table:table-cell>
          <table:table-cell table:number-columns-repeated="12"/>
          <table:table-cell office:value-type="float" office:value="226" calcext:value-type="float">
            <text:p>226</text:p>
          </table:table-cell>
          <table:table-cell office:value-type="float" office:value="44724" calcext:value-type="float">
            <text:p>44724</text:p>
          </table:table-cell>
          <table:table-cell office:value-type="percentage" office:value="0.71" calcext:value-type="percentage">
            <text:p>71.00%</text:p>
          </table:table-cell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21585" calcext:value-type="float">
            <text:p>21585</text:p>
          </table:table-cell>
          <table:table-cell office:value-type="percentage" office:value="0.34" calcext:value-type="percentage">
            <text:p>34.00%</text:p>
          </table:table-cell>
          <table:table-cell table:number-columns-repeated="14"/>
          <table:table-cell office:value-type="float" office:value="224" calcext:value-type="float">
            <text:p>224</text:p>
          </table:table-cell>
          <table:table-cell office:value-type="float" office:value="19948" calcext:value-type="float">
            <text:p>19948</text:p>
          </table:table-cell>
          <table:table-cell office:value-type="percentage" office:value="0.31" calcext:value-type="percentage">
            <text:p>31.00%</text:p>
          </table:table-cell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20775" calcext:value-type="float">
            <text:p>20775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3397" calcext:value-type="float">
            <text:p>33397</text:p>
          </table:table-cell>
          <table:table-cell office:value-type="percentage" office:value="0.53" calcext:value-type="percentage">
            <text:p>53.00%</text:p>
          </table:table-cell>
          <table:table-cell table:number-columns-repeated="12"/>
          <table:table-cell office:value-type="float" office:value="227" calcext:value-type="float">
            <text:p>227</text:p>
          </table:table-cell>
          <table:table-cell office:value-type="float" office:value="45694" calcext:value-type="float">
            <text:p>45694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22341" calcext:value-type="float">
            <text:p>22341</text:p>
          </table:table-cell>
          <table:table-cell office:value-type="percentage" office:value="0.35" calcext:value-type="percentage">
            <text:p>35.00%</text:p>
          </table:table-cell>
          <table:table-cell table:number-columns-repeated="14"/>
          <table:table-cell office:value-type="float" office:value="225" calcext:value-type="float">
            <text:p>225</text:p>
          </table:table-cell>
          <table:table-cell office:value-type="float" office:value="20681" calcext:value-type="float">
            <text:p>20681</text:p>
          </table:table-cell>
          <table:table-cell office:value-type="percentage" office:value="0.33" calcext:value-type="percentage">
            <text:p>33.00%</text:p>
          </table:table-cell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21346" calcext:value-type="float">
            <text:p>21346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33775" calcext:value-type="float">
            <text:p>33775</text:p>
          </table:table-cell>
          <table:table-cell office:value-type="percentage" office:value="0.54" calcext:value-type="percentage">
            <text:p>54.00%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46116" calcext:value-type="float">
            <text:p>46116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22742" calcext:value-type="float">
            <text:p>22742</text:p>
          </table:table-cell>
          <table:table-cell office:value-type="percentage" office:value="0.36" calcext:value-type="percentage">
            <text:p>36.00%</text:p>
          </table:table-cell>
          <table:table-cell table:number-columns-repeated="14"/>
          <table:table-cell office:value-type="float" office:value="226" calcext:value-type="float">
            <text:p>226</text:p>
          </table:table-cell>
          <table:table-cell office:value-type="float" office:value="21330" calcext:value-type="float">
            <text:p>21330</text:p>
          </table:table-cell>
          <table:table-cell office:value-type="percentage" office:value="0.34" calcext:value-type="percentage">
            <text:p>34.00%</text:p>
          </table:table-cell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22102" calcext:value-type="float">
            <text:p>22102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4677" calcext:value-type="float">
            <text:p>34677</text:p>
          </table:table-cell>
          <table:table-cell office:value-type="percentage" office:value="0.55" calcext:value-type="percentage">
            <text:p>55.00%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office:value-type="float" office:value="47120" calcext:value-type="float">
            <text:p>47120</text:p>
          </table:table-cell>
          <table:table-cell office:value-type="percentage" office:value="0.75" calcext:value-type="percentage">
            <text:p>75.00%</text:p>
          </table:table-cell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23504" calcext:value-type="float">
            <text:p>23504</text:p>
          </table:table-cell>
          <table:table-cell office:value-type="percentage" office:value="0.37" calcext:value-type="percentage">
            <text:p>37.00%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office:value-type="float" office:value="22070" calcext:value-type="float">
            <text:p>22070</text:p>
          </table:table-cell>
          <table:table-cell office:value-type="percentage" office:value="0.35" calcext:value-type="percentage">
            <text:p>35.00%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22639" calcext:value-type="float">
            <text:p>22639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5398" calcext:value-type="float">
            <text:p>35398</text:p>
          </table:table-cell>
          <table:table-cell office:value-type="percentage" office:value="0.56" calcext:value-type="percentage">
            <text:p>56.00%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office:value-type="float" office:value="47924" calcext:value-type="float">
            <text:p>47924</text:p>
          </table:table-cell>
          <table:table-cell office:value-type="percentage" office:value="0.76" calcext:value-type="percentage">
            <text:p>76.00%</text:p>
          </table:table-cell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24158" calcext:value-type="float">
            <text:p>24158</text:p>
          </table:table-cell>
          <table:table-cell office:value-type="percentage" office:value="0.38" calcext:value-type="percentage">
            <text:p>38.00%</text:p>
          </table:table-cell>
          <table:table-cell table:number-columns-repeated="14"/>
          <table:table-cell office:value-type="float" office:value="228" calcext:value-type="float">
            <text:p>228</text:p>
          </table:table-cell>
          <table:table-cell office:value-type="float" office:value="22429" calcext:value-type="float">
            <text:p>22429</text:p>
          </table:table-cell>
          <table:table-cell office:value-type="percentage" office:value="0.35" calcext:value-type="percentage">
            <text:p>35.00%</text:p>
          </table:table-cell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23352" calcext:value-type="float">
            <text:p>23352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36282" calcext:value-type="float">
            <text:p>36282</text:p>
          </table:table-cell>
          <table:table-cell office:value-type="percentage" office:value="0.58" calcext:value-type="percentage">
            <text:p>58.00%</text:p>
          </table:table-cell>
          <table:table-cell table:number-columns-repeated="12"/>
          <table:table-cell office:value-type="float" office:value="231" calcext:value-type="float">
            <text:p>231</text:p>
          </table:table-cell>
          <table:table-cell office:value-type="float" office:value="48922" calcext:value-type="float">
            <text:p>48922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24946" calcext:value-type="float">
            <text:p>24946</text:p>
          </table:table-cell>
          <table:table-cell office:value-type="percentage" office:value="0.39" calcext:value-type="percentage">
            <text:p>39.00%</text:p>
          </table:table-cell>
          <table:table-cell table:number-columns-repeated="14"/>
          <table:table-cell office:value-type="float" office:value="229" calcext:value-type="float">
            <text:p>229</text:p>
          </table:table-cell>
          <table:table-cell office:value-type="float" office:value="23172" calcext:value-type="float">
            <text:p>23172</text:p>
          </table:table-cell>
          <table:table-cell office:value-type="percentage" office:value="0.37" calcext:value-type="percentage">
            <text:p>37.00%</text:p>
          </table:table-cell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23932" calcext:value-type="float">
            <text:p>23932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6208" calcext:value-type="float">
            <text:p>36208</text:p>
          </table:table-cell>
          <table:table-cell office:value-type="percentage" office:value="0.57" calcext:value-type="percentage">
            <text:p>57.00%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48843" calcext:value-type="float">
            <text:p>48843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24882" calcext:value-type="float">
            <text:p>24882</text:p>
          </table:table-cell>
          <table:table-cell office:value-type="percentage" office:value="0.39" calcext:value-type="percentage">
            <text:p>39.00%</text:p>
          </table:table-cell>
          <table:table-cell table:number-columns-repeated="14"/>
          <table:table-cell office:value-type="float" office:value="230" calcext:value-type="float">
            <text:p>230</text:p>
          </table:table-cell>
          <table:table-cell office:value-type="float" office:value="23800" calcext:value-type="float">
            <text:p>23800</text:p>
          </table:table-cell>
          <table:table-cell office:value-type="percentage" office:value="0.38" calcext:value-type="percentage">
            <text:p>38.00%</text:p>
          </table:table-cell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24775" calcext:value-type="float">
            <text:p>24775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37134" calcext:value-type="float">
            <text:p>37134</text:p>
          </table:table-cell>
          <table:table-cell office:value-type="percentage" office:value="0.59" calcext:value-type="percentage">
            <text:p>59.00%</text:p>
          </table:table-cell>
          <table:table-cell table:number-columns-repeated="12"/>
          <table:table-cell office:value-type="float" office:value="233" calcext:value-type="float">
            <text:p>233</text:p>
          </table:table-cell>
          <table:table-cell office:value-type="float" office:value="49891" calcext:value-type="float">
            <text:p>49891</text:p>
          </table:table-cell>
          <table:table-cell office:value-type="percentage" office:value="0.79" calcext:value-type="percentage">
            <text:p>79.00%</text:p>
          </table:table-cell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25750" calcext:value-type="float">
            <text:p>25750</text:p>
          </table:table-cell>
          <table:table-cell office:value-type="percentage" office:value="0.41" calcext:value-type="percentage">
            <text:p>41.00%</text:p>
          </table:table-cell>
          <table:table-cell table:number-columns-repeated="14"/>
          <table:table-cell office:value-type="float" office:value="231" calcext:value-type="float">
            <text:p>231</text:p>
          </table:table-cell>
          <table:table-cell office:value-type="float" office:value="24576" calcext:value-type="float">
            <text:p>24576</text:p>
          </table:table-cell>
          <table:table-cell office:value-type="percentage" office:value="0.39" calcext:value-type="percentage">
            <text:p>39.00%</text:p>
          </table:table-cell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24745" calcext:value-type="float">
            <text:p>24745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37891" calcext:value-type="float">
            <text:p>37891</text:p>
          </table:table-cell>
          <table:table-cell office:value-type="percentage" office:value="0.6" calcext:value-type="percentage">
            <text:p>60.00%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office:value-type="float" office:value="50678" calcext:value-type="float">
            <text:p>50678</text:p>
          </table:table-cell>
          <table:table-cell office:value-type="percentage" office:value="0.81" calcext:value-type="percentage">
            <text:p>81.00%</text:p>
          </table:table-cell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26416" calcext:value-type="float">
            <text:p>26416</text:p>
          </table:table-cell>
          <table:table-cell office:value-type="percentage" office:value="0.42" calcext:value-type="percentage">
            <text:p>42.00%</text:p>
          </table:table-cell>
          <table:table-cell table:number-columns-repeated="14"/>
          <table:table-cell office:value-type="float" office:value="232" calcext:value-type="float">
            <text:p>232</text:p>
          </table:table-cell>
          <table:table-cell office:value-type="float" office:value="24485" calcext:value-type="float">
            <text:p>24485</text:p>
          </table:table-cell>
          <table:table-cell office:value-type="percentage" office:value="0.39" calcext:value-type="percentage">
            <text:p>39.00%</text:p>
          </table:table-cell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25521" calcext:value-type="float">
            <text:p>25521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8365" calcext:value-type="float">
            <text:p>38365</text:p>
          </table:table-cell>
          <table:table-cell office:value-type="percentage" office:value="0.61" calcext:value-type="percentage">
            <text:p>61.00%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51770" calcext:value-type="float">
            <text:p>51770</text:p>
          </table:table-cell>
          <table:table-cell office:value-type="percentage" office:value="0.82" calcext:value-type="percentage">
            <text:p>82.00%</text:p>
          </table:table-cell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27379" calcext:value-type="float">
            <text:p>27379</text:p>
          </table:table-cell>
          <table:table-cell office:value-type="percentage" office:value="0.43" calcext:value-type="percentage">
            <text:p>43.00%</text:p>
          </table:table-cell>
          <table:table-cell table:number-columns-repeated="14"/>
          <table:table-cell office:value-type="float" office:value="233" calcext:value-type="float">
            <text:p>233</text:p>
          </table:table-cell>
          <table:table-cell office:value-type="float" office:value="25376" calcext:value-type="float">
            <text:p>25376</text:p>
          </table:table-cell>
          <table:table-cell office:value-type="percentage" office:value="0.4" calcext:value-type="percentage">
            <text:p>40.00%</text:p>
          </table:table-cell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26210" calcext:value-type="float">
            <text:p>26210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39250" calcext:value-type="float">
            <text:p>39250</text:p>
          </table:table-cell>
          <table:table-cell office:value-type="percentage" office:value="0.62" calcext:value-type="percentage">
            <text:p>62.00%</text:p>
          </table:table-cell>
          <table:table-cell table:number-columns-repeated="12"/>
          <table:table-cell office:value-type="float" office:value="236" calcext:value-type="float">
            <text:p>236</text:p>
          </table:table-cell>
          <table:table-cell office:value-type="float" office:value="52147" calcext:value-type="float">
            <text:p>52147</text:p>
          </table:table-cell>
          <table:table-cell office:value-type="percentage" office:value="0.83" calcext:value-type="percentage">
            <text:p>83.00%</text:p>
          </table:table-cell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27632" calcext:value-type="float">
            <text:p>27632</text:p>
          </table:table-cell>
          <table:table-cell office:value-type="percentage" office:value="0.44" calcext:value-type="percentage">
            <text:p>44.00%</text:p>
          </table:table-cell>
          <table:table-cell table:number-columns-repeated="14"/>
          <table:table-cell office:value-type="float" office:value="234" calcext:value-type="float">
            <text:p>234</text:p>
          </table:table-cell>
          <table:table-cell office:value-type="float" office:value="26033" calcext:value-type="float">
            <text:p>26033</text:p>
          </table:table-cell>
          <table:table-cell office:value-type="percentage" office:value="0.41" calcext:value-type="percentage">
            <text:p>41.00%</text:p>
          </table:table-cell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27057" calcext:value-type="float">
            <text:p>27057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0276" calcext:value-type="float">
            <text:p>40276</text:p>
          </table:table-cell>
          <table:table-cell office:value-type="percentage" office:value="0.64" calcext:value-type="percentage">
            <text:p>64.00%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office:value-type="float" office:value="53349" calcext:value-type="float">
            <text:p>53349</text:p>
          </table:table-cell>
          <table:table-cell office:value-type="percentage" office:value="0.85" calcext:value-type="percentage">
            <text:p>85.00%</text:p>
          </table:table-cell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28475" calcext:value-type="float">
            <text:p>28475</text:p>
          </table:table-cell>
          <table:table-cell office:value-type="percentage" office:value="0.45" calcext:value-type="percentage">
            <text:p>45.00%</text:p>
          </table:table-cell>
          <table:table-cell table:number-columns-repeated="14"/>
          <table:table-cell office:value-type="float" office:value="235" calcext:value-type="float">
            <text:p>235</text:p>
          </table:table-cell>
          <table:table-cell office:value-type="float" office:value="26799" calcext:value-type="float">
            <text:p>26799</text:p>
          </table:table-cell>
          <table:table-cell office:value-type="percentage" office:value="0.42" calcext:value-type="percentage">
            <text:p>42.00%</text:p>
          </table:table-cell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27425" calcext:value-type="float">
            <text:p>27425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1019" calcext:value-type="float">
            <text:p>41019</text:p>
          </table:table-cell>
          <table:table-cell office:value-type="percentage" office:value="0.65" calcext:value-type="percentage">
            <text:p>65.00%</text:p>
          </table:table-cell>
          <table:table-cell table:number-columns-repeated="12"/>
          <table:table-cell office:value-type="float" office:value="238" calcext:value-type="float">
            <text:p>238</text:p>
          </table:table-cell>
          <table:table-cell office:value-type="float" office:value="54088" calcext:value-type="float">
            <text:p>54088</text:p>
          </table:table-cell>
          <table:table-cell office:value-type="percentage" office:value="0.86" calcext:value-type="percentage">
            <text:p>86.00%</text:p>
          </table:table-cell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29076" calcext:value-type="float">
            <text:p>29076</text:p>
          </table:table-cell>
          <table:table-cell office:value-type="percentage" office:value="0.46" calcext:value-type="percentage">
            <text:p>46.00%</text:p>
          </table:table-cell>
          <table:table-cell table:number-columns-repeated="14"/>
          <table:table-cell office:value-type="float" office:value="236" calcext:value-type="float">
            <text:p>236</text:p>
          </table:table-cell>
          <table:table-cell office:value-type="float" office:value="27303" calcext:value-type="float">
            <text:p>27303</text:p>
          </table:table-cell>
          <table:table-cell office:value-type="percentage" office:value="0.43" calcext:value-type="percentage">
            <text:p>43.00%</text:p>
          </table:table-cell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28364" calcext:value-type="float">
            <text:p>28364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2116" calcext:value-type="float">
            <text:p>42116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39" calcext:value-type="float">
            <text:p>239</text:p>
          </table:table-cell>
          <table:table-cell office:value-type="float" office:value="55397" calcext:value-type="float">
            <text:p>55397</text:p>
          </table:table-cell>
          <table:table-cell office:value-type="percentage" office:value="0.88" calcext:value-type="percentage">
            <text:p>88.00%</text:p>
          </table:table-cell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30040" calcext:value-type="float">
            <text:p>30040</text:p>
          </table:table-cell>
          <table:table-cell office:value-type="percentage" office:value="0.48" calcext:value-type="percentage">
            <text:p>48.00%</text:p>
          </table:table-cell>
          <table:table-cell table:number-columns-repeated="14"/>
          <table:table-cell office:value-type="float" office:value="237" calcext:value-type="float">
            <text:p>237</text:p>
          </table:table-cell>
          <table:table-cell office:value-type="float" office:value="28183" calcext:value-type="float">
            <text:p>28183</text:p>
          </table:table-cell>
          <table:table-cell office:value-type="percentage" office:value="0.45" calcext:value-type="percentage">
            <text:p>45.00%</text:p>
          </table:table-cell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29042" calcext:value-type="float">
            <text:p>29042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42425" calcext:value-type="float">
            <text:p>42425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40" calcext:value-type="float">
            <text:p>240</text:p>
          </table:table-cell>
          <table:table-cell office:value-type="float" office:value="55788" calcext:value-type="float">
            <text:p>55788</text:p>
          </table:table-cell>
          <table:table-cell office:value-type="percentage" office:value="0.89" calcext:value-type="percentage">
            <text:p>89.00%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30283" calcext:value-type="float">
            <text:p>30283</text:p>
          </table:table-cell>
          <table:table-cell office:value-type="percentage" office:value="0.48" calcext:value-type="percentage">
            <text:p>48.00%</text:p>
          </table:table-cell>
          <table:table-cell table:number-columns-repeated="14"/>
          <table:table-cell office:value-type="float" office:value="238" calcext:value-type="float">
            <text:p>238</text:p>
          </table:table-cell>
          <table:table-cell office:value-type="float" office:value="28844" calcext:value-type="float">
            <text:p>28844</text:p>
          </table:table-cell>
          <table:table-cell office:value-type="percentage" office:value="0.46" calcext:value-type="percentage">
            <text:p>46.00%</text:p>
          </table:table-cell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29992" calcext:value-type="float">
            <text:p>29992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office:value-type="float" office:value="239" calcext:value-type="float">
            <text:p>239</text:p>
          </table:table-cell>
          <table:table-cell office:value-type="float" office:value="29736" calcext:value-type="float">
            <text:p>29736</text:p>
          </table:table-cell>
          <table:table-cell office:value-type="percentage" office:value="0.47" calcext:value-type="percentage">
            <text:p>47.00%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30275" calcext:value-type="float">
            <text:p>30275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office:value-type="float" office:value="240" calcext:value-type="float">
            <text:p>240</text:p>
          </table:table-cell>
          <table:table-cell office:value-type="float" office:value="29978" calcext:value-type="float">
            <text:p>29978</text:p>
          </table:table-cell>
          <table:table-cell office:value-type="percentage" office:value="0.47" calcext:value-type="percentage">
            <text:p>47.00%</text:p>
          </table:table-cell>
          <table:table-cell table:number-columns-repeated="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7:08:32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0T17:28:06.487000000</meta:creation-date>
    <meta:generator>LibreOffice/6.2.8.2$Windows_X86_64 LibreOffice_project/f82ddfca21ebc1e222a662a32b25c0c9d20169ee</meta:generator>
    <dc:date>2023-11-02T17:38:01.406000000</dc:date>
    <meta:editing-duration>P1DT3H34M41S</meta:editing-duration>
    <meta:editing-cycles>6</meta:editing-cycles>
    <meta:document-statistic meta:table-count="1" meta:cell-count="787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:Sheet1.D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6" chart:class="chart:scatter">
            <chart:domain table:cell-range-address="Sheet1.C2:Sheet1.C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226</svg:desc>
                </draw:g>
              </table:table-cell>
              <table:table-cell office:value-type="float" office:value="-24896">
                <text:p>-24896</text:p>
                <draw:g>
                  <svg:desc>Sheet1.D2:Sheet1.D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4644">
                <text:p>-24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4234">
                <text:p>-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986">
                <text:p>-2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4129">
                <text:p>-24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900">
                <text:p>-23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3450">
                <text:p>-2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3207">
                <text:p>-23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3204">
                <text:p>-2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988">
                <text:p>-2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3051">
                <text:p>-23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2811">
                <text:p>-2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2439">
                <text:p>-2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2179">
                <text:p>-22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1736">
                <text:p>-2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876">
                <text:p>-21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1605">
                <text:p>-2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1154">
                <text:p>-2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897">
                <text:p>-20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1025">
                <text:p>-21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0745">
                <text:p>-20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0536">
                <text:p>-20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0266">
                <text:p>-20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0272">
                <text:p>-20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9982">
                <text:p>-1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9718">
                <text:p>-19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9480">
                <text:p>-19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9086">
                <text:p>-19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9035">
                <text:p>-19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8798">
                <text:p>-18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8498">
                <text:p>-18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8105">
                <text:p>-18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7838">
                <text:p>-1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7593">
                <text:p>-17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7531">
                <text:p>-17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7111">
                <text:p>-1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7017">
                <text:p>-17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6516">
                <text:p>-16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6449">
                <text:p>-16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6453">
                <text:p>-16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5854">
                <text:p>-1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5569">
                <text:p>-15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5473">
                <text:p>-15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5005">
                <text:p>-15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4948">
                <text:p>-1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4664">
                <text:p>-14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4032">
                <text:p>-14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954">
                <text:p>-1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3857">
                <text:p>-1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3292">
                <text:p>-13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3159">
                <text:p>-1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2696">
                <text:p>-12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2564">
                <text:p>-1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982">
                <text:p>-11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1151">
                <text:p>-11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720">
                <text:p>-97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8902">
                <text:p>-8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059">
                <text:p>-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8210">
                <text:p>-8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7716">
                <text:p>-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7491">
                <text:p>-7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5807">
                <text:p>-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5833">
                <text:p>-5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5295">
                <text:p>-5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4330">
                <text:p>-4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3041">
                <text:p>-3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2444">
                <text:p>-2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39">
                <text:p>-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4251">
                <text:p>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6168">
                <text:p>16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0720">
                <text:p>-107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0461">
                <text:p>-10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951">
                <text:p>-9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0054">
                <text:p>-10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761">
                <text:p>-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8643">
                <text:p>-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8405">
                <text:p>-8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8302">
                <text:p>-8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8206">
                <text:p>-8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7579">
                <text:p>-7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7287">
                <text:p>-7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7209">
                <text:p>-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6619">
                <text:p>-6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6270">
                <text:p>-62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5844">
                <text:p>-5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5143">
                <text:p>-5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3926">
                <text:p>-3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3233">
                <text:p>-3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2867">
                <text:p>-2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2163">
                <text:p>12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5321">
                <text:p>15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8233">
                <text:p>18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0528">
                <text:p>2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6611">
                <text:p>26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0549">
                <text:p>30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1212">
                <text:p>31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1937">
                <text:p>31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32414">
                <text:p>-32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31922">
                <text:p>-319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30976">
                <text:p>-30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30134">
                <text:p>-301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9183">
                <text:p>-29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9262">
                <text:p>-29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Sheet1.BS25:Sheet1.BT249" svg:x="0.32cm" svg:y="0.18cm" svg:width="12.296cm" svg:height="8.64cm">
          <chartooo:coordinate-region svg:x="1.603cm" svg:y="0.379cm" svg:width="10.73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T25:Sheet1.BT249" chart:class="chart:scatter">
            <chart:domain table:cell-range-address="Sheet1.BS25:Sheet1.BS249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S25:Sheet1.BS249</svg:desc>
                </draw:g>
              </table:table-cell>
              <table:table-cell office:value-type="float" office:value="-27075">
                <text:p>-27075</text:p>
                <draw:g>
                  <svg:desc>Sheet1.BT25:Sheet1.BT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7022">
                <text:p>-27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6905">
                <text:p>-26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6678">
                <text:p>-2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6576">
                <text:p>-26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6347">
                <text:p>-26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6166">
                <text:p>-26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5929">
                <text:p>-25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5953">
                <text:p>-25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5721">
                <text:p>-25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5547">
                <text:p>-2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5349">
                <text:p>-25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5194">
                <text:p>-25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4966">
                <text:p>-24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4802">
                <text:p>-24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4541">
                <text:p>-24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4484">
                <text:p>-24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4267">
                <text:p>-24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4039">
                <text:p>-24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3793">
                <text:p>-23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3672">
                <text:p>-23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3485">
                <text:p>-23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3245">
                <text:p>-23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3028">
                <text:p>-23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3054">
                <text:p>-23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2818">
                <text:p>-2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2615">
                <text:p>-22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2315">
                <text:p>-22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2186">
                <text:p>-22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1975">
                <text:p>-21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1733">
                <text:p>-21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1461">
                <text:p>-21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1277">
                <text:p>-21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1001">
                <text:p>-21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0791">
                <text:p>-2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0476">
                <text:p>-20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0431">
                <text:p>-20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0087">
                <text:p>-20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9847">
                <text:p>-19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9565">
                <text:p>-1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9576">
                <text:p>-19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9277">
                <text:p>-19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9083">
                <text:p>-19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8752">
                <text:p>-18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8592">
                <text:p>-18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8250">
                <text:p>-18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8066">
                <text:p>-18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7705">
                <text:p>-17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7616">
                <text:p>-17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7289">
                <text:p>-17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7031">
                <text:p>-17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6666">
                <text:p>-16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6556">
                <text:p>-16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6168">
                <text:p>-16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5892">
                <text:p>-15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5534">
                <text:p>-15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5546">
                <text:p>-155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5214">
                <text:p>-15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4904">
                <text:p>-14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503">
                <text:p>-14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4371">
                <text:p>-14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4002">
                <text:p>-14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3679">
                <text:p>-136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3231">
                <text:p>-1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2947">
                <text:p>-12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2539">
                <text:p>-12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2195">
                <text:p>-12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1791">
                <text:p>-11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1578">
                <text:p>-11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1155">
                <text:p>-11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0343">
                <text:p>-10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0371">
                <text:p>-10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927">
                <text:p>-9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538">
                <text:p>-95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9129">
                <text:p>-9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8883">
                <text:p>-8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8355">
                <text:p>-8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7464">
                <text:p>-7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7324">
                <text:p>-7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6817">
                <text:p>-6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5869">
                <text:p>-5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618">
                <text:p>-5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5050">
                <text:p>-50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4633">
                <text:p>-46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4038">
                <text:p>-4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4047">
                <text:p>-4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3483">
                <text:p>-34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2922">
                <text:p>-2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2366">
                <text:p>-2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3250">
                <text:p>-132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2991">
                <text:p>-12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2749">
                <text:p>-127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2356">
                <text:p>-12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2075">
                <text:p>-120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1862">
                <text:p>-11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1592">
                <text:p>-11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1601">
                <text:p>-116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298">
                <text:p>-11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1075">
                <text:p>-11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0776">
                <text:p>-10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0657">
                <text:p>-10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0359">
                <text:p>-10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0119">
                <text:p>-101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813">
                <text:p>-9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718">
                <text:p>-97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392">
                <text:p>-9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169">
                <text:p>-9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831">
                <text:p>-88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8698">
                <text:p>-86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8409">
                <text:p>-84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8142">
                <text:p>-81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7838">
                <text:p>-78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7798">
                <text:p>-77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7468">
                <text:p>-7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7221">
                <text:p>-72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6874">
                <text:p>-68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6697">
                <text:p>-6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6342">
                <text:p>-6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6091">
                <text:p>-60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5772">
                <text:p>-57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5618">
                <text:p>-5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5273">
                <text:p>-5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990">
                <text:p>-49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4604">
                <text:p>-4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4423">
                <text:p>-4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4071">
                <text:p>-40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3769">
                <text:p>-3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399">
                <text:p>-3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387">
                <text:p>-33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3012">
                <text:p>-3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2692">
                <text:p>-26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2315">
                <text:p>-2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2095">
                <text:p>-2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740">
                <text:p>-7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-22343">
                <text:p>-22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7479">
                <text:p>7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8598">
                <text:p>85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8990">
                <text:p>89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1878">
                <text:p>11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2458">
                <text:p>124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2937">
                <text:p>12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3591">
                <text:p>135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3869">
                <text:p>138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4531">
                <text:p>145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5026">
                <text:p>15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6887">
                <text:p>16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7566">
                <text:p>175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9216">
                <text:p>19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9890">
                <text:p>198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0030">
                <text:p>200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346">
                <text:p>21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102">
                <text:p>22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3932">
                <text:p>239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4775">
                <text:p>247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5521">
                <text:p>25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6210">
                <text:p>262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7425">
                <text:p>27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8364">
                <text:p>28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9042">
                <text:p>290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29992">
                <text:p>299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30275">
                <text:p>302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24:Sheet1.H248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248" chart:class="chart:scatter">
            <chart:domain table:cell-range-address="Sheet1.G24:Sheet1.G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24:Sheet1.G248</svg:desc>
                </draw:g>
              </table:table-cell>
              <table:table-cell office:value-type="float" office:value="-21351">
                <text:p>-21351</text:p>
                <draw:g>
                  <svg:desc>Sheet1.H24:Sheet1.H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1098">
                <text:p>-2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923">
                <text:p>-2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0691">
                <text:p>-2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0593">
                <text:p>-20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0343">
                <text:p>-20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0153">
                <text:p>-2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058">
                <text:p>-20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091">
                <text:p>-20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9702">
                <text:p>-1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9485">
                <text:p>-1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9228">
                <text:p>-19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9109">
                <text:p>-1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8870">
                <text:p>-188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8637">
                <text:p>-18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8481">
                <text:p>-1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8242">
                <text:p>-1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7969">
                <text:p>-1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041">
                <text:p>-18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7756">
                <text:p>-1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7334">
                <text:p>-1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059">
                <text:p>-17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6847">
                <text:p>-1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6542">
                <text:p>-16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6565">
                <text:p>-16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207">
                <text:p>-1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5748">
                <text:p>-1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5804">
                <text:p>-15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5538">
                <text:p>-15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017">
                <text:p>-15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030">
                <text:p>-1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4466">
                <text:p>-14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4154">
                <text:p>-14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3924">
                <text:p>-13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3555">
                <text:p>-1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3559">
                <text:p>-13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3061">
                <text:p>-13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2798">
                <text:p>-127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2448">
                <text:p>-12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2510">
                <text:p>-1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2166">
                <text:p>-12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1500">
                <text:p>-1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1324">
                <text:p>-1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0686">
                <text:p>-1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0657">
                <text:p>-1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052">
                <text:p>-9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8421">
                <text:p>-8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7883">
                <text:p>-7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7725">
                <text:p>-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7280">
                <text:p>-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6287">
                <text:p>-6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5928">
                <text:p>-5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5474">
                <text:p>-5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4703">
                <text:p>-4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4524">
                <text:p>-4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3838">
                <text:p>-3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3336">
                <text:p>-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3104">
                <text:p>-3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3586">
                <text:p>13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4941">
                <text:p>14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6454">
                <text:p>16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6019">
                <text:p>-6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5449">
                <text:p>-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4127">
                <text:p>-4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907">
                <text:p>-39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3949">
                <text:p>-3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2469">
                <text:p>-2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148">
                <text:p>-1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2976">
                <text:p>12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029">
                <text:p>1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183">
                <text:p>14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105">
                <text:p>16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333">
                <text:p>17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098">
                <text:p>18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146">
                <text:p>23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388">
                <text:p>24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579">
                <text:p>28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3397">
                <text:p>33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35398">
                <text:p>35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6282">
                <text:p>36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38365">
                <text:p>38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39250">
                <text:p>392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42116">
                <text:p>42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42425">
                <text:p>42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R2:Sheet1.S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226" chart:class="chart:scatter">
            <chart:domain table:cell-range-address="Sheet1.R2:Sheet1.R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2:Sheet1.R226</svg:desc>
                </draw:g>
              </table:table-cell>
              <table:table-cell office:value-type="float" office:value="-23807">
                <text:p>-23807</text:p>
                <draw:g>
                  <svg:desc>Sheet1.S2:Sheet1.S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3643">
                <text:p>-2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170">
                <text:p>-23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3314">
                <text:p>-2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092">
                <text:p>-2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2895">
                <text:p>-22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2403">
                <text:p>-22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2648">
                <text:p>-2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162">
                <text:p>-2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1718">
                <text:p>-21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1875">
                <text:p>-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1630">
                <text:p>-21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159">
                <text:p>-2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0905">
                <text:p>-20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034">
                <text:p>-21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0786">
                <text:p>-2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0584">
                <text:p>-20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311">
                <text:p>-20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9954">
                <text:p>-19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9671">
                <text:p>-19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9429">
                <text:p>-19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9158">
                <text:p>-19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9136">
                <text:p>-19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8848">
                <text:p>-1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8609">
                <text:p>-1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8544">
                <text:p>-1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8176">
                <text:p>-18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7885">
                <text:p>-17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7598">
                <text:p>-17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7301">
                <text:p>-17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7112">
                <text:p>-17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6797">
                <text:p>-16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6483">
                <text:p>-16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6077">
                <text:p>-16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5753">
                <text:p>-1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5733">
                <text:p>-15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5404">
                <text:p>-1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5411">
                <text:p>-15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4814">
                <text:p>-1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4522">
                <text:p>-14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4421">
                <text:p>-14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3980">
                <text:p>-13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3885">
                <text:p>-13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3297">
                <text:p>-13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2952">
                <text:p>-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114">
                <text:p>-13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2393">
                <text:p>-1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1736">
                <text:p>-11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1810">
                <text:p>-11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1166">
                <text:p>-11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068">
                <text:p>-11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0376">
                <text:p>-1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977">
                <text:p>-9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603">
                <text:p>-9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161">
                <text:p>-9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8763">
                <text:p>-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151">
                <text:p>-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7660">
                <text:p>-76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7769">
                <text:p>-7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7281">
                <text:p>-7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6641">
                <text:p>-6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5679">
                <text:p>-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5238">
                <text:p>-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4724">
                <text:p>-4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4173">
                <text:p>-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3468">
                <text:p>-3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3163">
                <text:p>-3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2893">
                <text:p>-2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247">
                <text:p>16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6781">
                <text:p>16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140">
                <text:p>-91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8516">
                <text:p>-8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8132">
                <text:p>-8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7562">
                <text:p>-7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7185">
                <text:p>-7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6648">
                <text:p>-6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4830">
                <text:p>-48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4087">
                <text:p>-40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3672">
                <text:p>-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2935">
                <text:p>-2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2656">
                <text:p>-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9435">
                <text:p>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0994">
                <text:p>10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4727">
                <text:p>14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6519">
                <text:p>16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0917">
                <text:p>309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32090">
                <text:p>-320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32057">
                <text:p>-32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30889">
                <text:p>-30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30119">
                <text:p>-30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9138">
                <text:p>-29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8967">
                <text:p>-289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7921">
                <text:p>-27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6846">
                <text:p>-26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5774">
                <text:p>-25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5588">
                <text:p>-25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V24:Sheet1.W248" svg:x="0.32cm" svg:y="0.18cm" svg:width="12.428cm" svg:height="8.64cm">
          <chartooo:coordinate-region svg:x="1.603cm" svg:y="0.306cm" svg:width="10.8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4:Sheet1.W248" chart:class="chart:scatter">
            <chart:domain table:cell-range-address="Sheet1.V24:Sheet1.V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V24:Sheet1.V248</svg:desc>
                </draw:g>
              </table:table-cell>
              <table:table-cell office:value-type="float" office:value="-15077">
                <text:p>-15077</text:p>
                <draw:g>
                  <svg:desc>Sheet1.W24:Sheet1.W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4802">
                <text:p>-14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4560">
                <text:p>-14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4296">
                <text:p>-1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4175">
                <text:p>-1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3874">
                <text:p>-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3644">
                <text:p>-1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3350">
                <text:p>-13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3077">
                <text:p>-1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2827">
                <text:p>-12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2538">
                <text:p>-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2425">
                <text:p>-12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2112">
                <text:p>-1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1860">
                <text:p>-11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558">
                <text:p>-1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1406">
                <text:p>-11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1091">
                <text:p>-1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0851">
                <text:p>-1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445">
                <text:p>-9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455">
                <text:p>-9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8790">
                <text:p>-87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8312">
                <text:p>-8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7960">
                <text:p>-79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7315">
                <text:p>-7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7089">
                <text:p>-7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6687">
                <text:p>-6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6376">
                <text:p>-6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5842">
                <text:p>-5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4354">
                <text:p>-4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3993">
                <text:p>-3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3513">
                <text:p>-3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2929">
                <text:p>-2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144">
                <text:p>-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12595">
                <text:p>12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5426">
                <text:p>15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6205">
                <text:p>16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7475">
                <text:p>1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21211">
                <text:p>2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22676">
                <text:p>22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3949">
                <text:p>23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9231">
                <text:p>2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9579">
                <text:p>29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30667">
                <text:p>3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32629">
                <text:p>32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3086">
                <text:p>1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3928">
                <text:p>13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4399">
                <text:p>14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7306">
                <text:p>17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8809">
                <text:p>18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9517">
                <text:p>29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0211">
                <text:p>30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0556">
                <text:p>30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1797">
                <text:p>317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2555">
                <text:p>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4257">
                <text:p>34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5014">
                <text:p>35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6149">
                <text:p>36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7623">
                <text:p>37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0309">
                <text:p>40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1917">
                <text:p>41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2887">
                <text:p>428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5694">
                <text:p>456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48922">
                <text:p>48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48843">
                <text:p>48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49891">
                <text:p>49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0678">
                <text:p>50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1770">
                <text:p>517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2147">
                <text:p>52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3349">
                <text:p>53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4088">
                <text:p>54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55788">
                <text:p>55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Sheet1.AH3:Sheet1.AI227" svg:x="0.32cm" svg:y="0.18cm" svg:width="12.402cm" svg:height="8.64cm">
          <chartooo:coordinate-region svg:x="1.603cm" svg:y="0.379cm" svg:width="10.8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I3:Sheet1.AI227" chart:class="chart:scatter">
            <chart:domain table:cell-range-address="Sheet1.AH3:Sheet1.AH227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H3:Sheet1.AH227</svg:desc>
                </draw:g>
              </table:table-cell>
              <table:table-cell office:value-type="float" office:value="-18963">
                <text:p>-18963</text:p>
                <draw:g>
                  <svg:desc>Sheet1.AI3:Sheet1.AI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8709">
                <text:p>-1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8500">
                <text:p>-18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8240">
                <text:p>-18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7859">
                <text:p>-17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7585">
                <text:p>-17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7385">
                <text:p>-17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7067">
                <text:p>-1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7062">
                <text:p>-17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6790">
                <text:p>-16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6603">
                <text:p>-16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6310">
                <text:p>-16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6413">
                <text:p>-16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6134">
                <text:p>-16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5901">
                <text:p>-1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5340">
                <text:p>-15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5474">
                <text:p>-1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5146">
                <text:p>-15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4920">
                <text:p>-149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4604">
                <text:p>-14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4458">
                <text:p>-14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4134">
                <text:p>-1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3854">
                <text:p>-13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3291">
                <text:p>-1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972">
                <text:p>-12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2711">
                <text:p>-12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2621">
                <text:p>-12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2191">
                <text:p>-12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2089">
                <text:p>-12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1821">
                <text:p>-11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1186">
                <text:p>-1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1268">
                <text:p>-11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0634">
                <text:p>-10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979">
                <text:p>-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0052">
                <text:p>-1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411">
                <text:p>-9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124">
                <text:p>-9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698">
                <text:p>-8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8983">
                <text:p>-8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8560">
                <text:p>-8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8242">
                <text:p>-8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7807">
                <text:p>-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7213">
                <text:p>-7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6587">
                <text:p>-6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6452">
                <text:p>-6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6045">
                <text:p>-6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5599">
                <text:p>-5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5276">
                <text:p>-5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775">
                <text:p>-4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563">
                <text:p>-4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4358">
                <text:p>-4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947">
                <text:p>-3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3204">
                <text:p>-3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704">
                <text:p>-2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2094">
                <text:p>-2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363">
                <text:p>13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330">
                <text:p>14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759">
                <text:p>16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9">
                <text:p>19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8718">
                <text:p>28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3258">
                <text:p>-3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2962">
                <text:p>-2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2710">
                <text:p>-27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2620">
                <text:p>-26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2125">
                <text:p>-2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9581">
                <text:p>9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2090">
                <text:p>120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3010">
                <text:p>130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4092">
                <text:p>14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6221">
                <text:p>16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7246">
                <text:p>1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7281">
                <text:p>17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0137">
                <text:p>20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1124">
                <text:p>21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3909">
                <text:p>239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6508">
                <text:p>26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8515">
                <text:p>285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8843">
                <text:p>28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0270">
                <text:p>302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1001">
                <text:p>31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2236">
                <text:p>32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2186">
                <text:p>32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32250">
                <text:p>-322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31836">
                <text:p>-31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30710">
                <text:p>-307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30557">
                <text:p>-30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29711">
                <text:p>-297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29032">
                <text:p>-29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27830">
                <text:p>-278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27603">
                <text:p>-27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26936">
                <text:p>-26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26198">
                <text:p>-26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25192">
                <text:p>-25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24525">
                <text:p>-24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23543">
                <text:p>-235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2743">
                <text:p>-22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1716">
                <text:p>-21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1742">
                <text:p>-21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0695">
                <text:p>-206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19874">
                <text:p>-19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19052">
                <text:p>-19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18547">
                <text:p>-18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17152">
                <text:p>-17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16302">
                <text:p>-163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15042">
                <text:p>-1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14782">
                <text:p>-147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4.201cm" style:legend-expansion="high" chart:style-name="ch2"/>
        <chart:plot-area chart:style-name="ch3" table:cell-range-address="Sheet1.AL24:Sheet1.AM248" svg:x="0.32cm" svg:y="0.18cm" svg:width="12.217cm" svg:height="8.64cm">
          <chartooo:coordinate-region svg:x="1.603cm" svg:y="0.379cm" svg:width="10.65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M24:Sheet1.AM248" chart:class="chart:scatter">
            <chart:domain table:cell-range-address="Sheet1.AL24:Sheet1.AL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L24:Sheet1.AL248</svg:desc>
                </draw:g>
              </table:table-cell>
              <table:table-cell office:value-type="float" office:value="-26886">
                <text:p>-26886</text:p>
                <draw:g>
                  <svg:desc>Sheet1.AM24:Sheet1.AM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7009">
                <text:p>-27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6913">
                <text:p>-26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6655">
                <text:p>-2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6568">
                <text:p>-26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6356">
                <text:p>-26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6170">
                <text:p>-26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5932">
                <text:p>-25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5930">
                <text:p>-25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5700">
                <text:p>-25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5524">
                <text:p>-25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5282">
                <text:p>-25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5205">
                <text:p>-25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4975">
                <text:p>-2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4754">
                <text:p>-24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4519">
                <text:p>-24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4447">
                <text:p>-24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4216">
                <text:p>-2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4030">
                <text:p>-24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3691">
                <text:p>-23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3412">
                <text:p>-23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3199">
                <text:p>-23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2970">
                <text:p>-229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3011">
                <text:p>-23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2736">
                <text:p>-22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2532">
                <text:p>-22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2268">
                <text:p>-22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2144">
                <text:p>-22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1911">
                <text:p>-2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1655">
                <text:p>-21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1398">
                <text:p>-21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1218">
                <text:p>-21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0927">
                <text:p>-2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0693">
                <text:p>-20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0464">
                <text:p>-2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0315">
                <text:p>-20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0040">
                <text:p>-20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9799">
                <text:p>-19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9523">
                <text:p>-195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9567">
                <text:p>-19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9203">
                <text:p>-19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8966">
                <text:p>-18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8691">
                <text:p>-18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8545">
                <text:p>-18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8262">
                <text:p>-18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7987">
                <text:p>-17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7607">
                <text:p>-17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7541">
                <text:p>-17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7223">
                <text:p>-17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6944">
                <text:p>-16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6589">
                <text:p>-16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6395">
                <text:p>-16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5862">
                <text:p>-1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5436">
                <text:p>-1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5429">
                <text:p>-15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5059">
                <text:p>-15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4806">
                <text:p>-14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412">
                <text:p>-14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4275">
                <text:p>-14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869">
                <text:p>-13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3560">
                <text:p>-135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3146">
                <text:p>-1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2849">
                <text:p>-12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2436">
                <text:p>-12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2137">
                <text:p>-12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1699">
                <text:p>-11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1499">
                <text:p>-11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1107">
                <text:p>-11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0766">
                <text:p>-107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0241">
                <text:p>-10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0297">
                <text:p>-10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825">
                <text:p>-9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417">
                <text:p>-9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8962">
                <text:p>-8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8713">
                <text:p>-8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8239">
                <text:p>-8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7891">
                <text:p>-7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7370">
                <text:p>-7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7245">
                <text:p>-7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6284">
                <text:p>-6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5731">
                <text:p>-5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541">
                <text:p>-5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4920">
                <text:p>-4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4519">
                <text:p>-4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2952">
                <text:p>-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761">
                <text:p>-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9147">
                <text:p>9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3161">
                <text:p>-13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2897">
                <text:p>-12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2428">
                <text:p>-12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2288">
                <text:p>-12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2014">
                <text:p>-12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1798">
                <text:p>-11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1507">
                <text:p>-11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1524">
                <text:p>-11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227">
                <text:p>-1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0988">
                <text:p>-10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0697">
                <text:p>-10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0321">
                <text:p>-10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733">
                <text:p>-9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620">
                <text:p>-96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054">
                <text:p>-9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733">
                <text:p>-8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8574">
                <text:p>-85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8304">
                <text:p>-8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8013">
                <text:p>-8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7691">
                <text:p>-7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7364">
                <text:p>-7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7112">
                <text:p>-7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6839">
                <text:p>-6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5681">
                <text:p>-5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5511">
                <text:p>-5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5182">
                <text:p>-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878">
                <text:p>-4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4350">
                <text:p>-4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295">
                <text:p>-3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293">
                <text:p>-3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2916">
                <text:p>-2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2629">
                <text:p>-2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2209">
                <text:p>-2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2525">
                <text:p>12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3644">
                <text:p>13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5785">
                <text:p>15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6951">
                <text:p>16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7565">
                <text:p>17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2742">
                <text:p>22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6416">
                <text:p>26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9076">
                <text:p>29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30040">
                <text:p>300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30283">
                <text:p>30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AX4:Sheet1.AY228" svg:x="2.876cm" svg:y="-0.006cm" svg:width="11.528cm" svg:height="8.639cm">
          <chartooo:coordinate-region svg:x="3.418cm" svg:y="0.193cm" svg:width="10.70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Y4:Sheet1.AY228" chart:class="chart:scatter">
            <chart:domain table:cell-range-address="Sheet1.AX4:Sheet1.AX22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X4:Sheet1.AX228</svg:desc>
                </draw:g>
              </table:table-cell>
              <table:table-cell office:value-type="float" office:value="-28747">
                <text:p>-28747</text:p>
                <draw:g>
                  <svg:desc>Sheet1.AY4:Sheet1.AY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8455">
                <text:p>-28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8268">
                <text:p>-28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7818">
                <text:p>-27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7936">
                <text:p>-27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7696">
                <text:p>-27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7275">
                <text:p>-27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7030">
                <text:p>-27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7029">
                <text:p>-27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6789">
                <text:p>-2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6611">
                <text:p>-26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6361">
                <text:p>-26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6266">
                <text:p>-26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6039">
                <text:p>-26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5831">
                <text:p>-25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5872">
                <text:p>-25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5504">
                <text:p>-2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5263">
                <text:p>-25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5055">
                <text:p>-25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4817">
                <text:p>-24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4946">
                <text:p>-24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4465">
                <text:p>-24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4272">
                <text:p>-24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4021">
                <text:p>-24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4006">
                <text:p>-24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3775">
                <text:p>-23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3538">
                <text:p>-23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3558">
                <text:p>-23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3183">
                <text:p>-23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3166">
                <text:p>-23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2697">
                <text:p>-22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2434">
                <text:p>-22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2542">
                <text:p>-22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2002">
                <text:p>-22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2040">
                <text:p>-22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1766">
                <text:p>-21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1384">
                <text:p>-21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1328">
                <text:p>-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21109">
                <text:p>-21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20815">
                <text:p>-20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20800">
                <text:p>-20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20512">
                <text:p>-20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20263">
                <text:p>-20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9988">
                <text:p>-1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9806">
                <text:p>-19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9490">
                <text:p>-194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9260">
                <text:p>-192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8661">
                <text:p>-1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600">
                <text:p>-18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8544">
                <text:p>-185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8275">
                <text:p>-18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7664">
                <text:p>-17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7792">
                <text:p>-1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7146">
                <text:p>-17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6857">
                <text:p>-16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6740">
                <text:p>-167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6729">
                <text:p>-16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6103">
                <text:p>-16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5830">
                <text:p>-158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5710">
                <text:p>-157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5243">
                <text:p>-15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4836">
                <text:p>-14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4548">
                <text:p>-14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4394">
                <text:p>-14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4072">
                <text:p>-14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3918">
                <text:p>-13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3287">
                <text:p>-13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3112">
                <text:p>-13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2213">
                <text:p>-12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2117">
                <text:p>-12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1626">
                <text:p>-11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1407">
                <text:p>-11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0906">
                <text:p>-10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10313">
                <text:p>-10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10039">
                <text:p>-10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190">
                <text:p>-91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8834">
                <text:p>-8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8386">
                <text:p>-83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8554">
                <text:p>-8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7827">
                <text:p>-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7361">
                <text:p>-7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7039">
                <text:p>-7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770">
                <text:p>-67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6212">
                <text:p>-6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5512">
                <text:p>-5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5169">
                <text:p>-5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5158">
                <text:p>-5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4266">
                <text:p>-4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3775">
                <text:p>-3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3397">
                <text:p>-3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2810">
                <text:p>-28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2414">
                <text:p>-24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7789">
                <text:p>7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5039">
                <text:p>-150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4746">
                <text:p>-147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4531">
                <text:p>-14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4268">
                <text:p>-142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4378">
                <text:p>-14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4111">
                <text:p>-14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3883">
                <text:p>-138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3621">
                <text:p>-13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3610">
                <text:p>-136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3356">
                <text:p>-13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3114">
                <text:p>-13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2823">
                <text:p>-128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2668">
                <text:p>-12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2393">
                <text:p>-1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2144">
                <text:p>-12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1884">
                <text:p>-11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1795">
                <text:p>-117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1230">
                <text:p>-112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0967">
                <text:p>-10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0700">
                <text:p>-107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0780">
                <text:p>-107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10203">
                <text:p>-102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9959">
                <text:p>-9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9607">
                <text:p>-9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9601">
                <text:p>-96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9558">
                <text:p>-9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9277">
                <text:p>-9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8669">
                <text:p>-86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8786">
                <text:p>-87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8190">
                <text:p>-81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7912">
                <text:p>-7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577">
                <text:p>-75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7075">
                <text:p>-70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6805">
                <text:p>-6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6487">
                <text:p>-64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5888">
                <text:p>-5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5588">
                <text:p>-55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5432">
                <text:p>-5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4790">
                <text:p>-47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4730">
                <text:p>-47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4095">
                <text:p>-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4186">
                <text:p>-4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3534">
                <text:p>-3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3207">
                <text:p>-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3094">
                <text:p>-3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2898">
                <text:p>-28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2228">
                <text:p>-2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-2135">
                <text:p>-2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-1226">
                <text:p>-1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7663">
                <text:p>7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8809">
                <text:p>88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9622">
                <text:p>96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9723">
                <text:p>97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1469">
                <text:p>114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2476">
                <text:p>124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2949">
                <text:p>12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3887">
                <text:p>138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4836">
                <text:p>14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5581">
                <text:p>15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6228">
                <text:p>162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7459">
                <text:p>17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8226">
                <text:p>182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19014">
                <text:p>190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0838">
                <text:p>208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1551">
                <text:p>21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127">
                <text:p>22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3091">
                <text:p>23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3688">
                <text:p>23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28399">
                <text:p>283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BC26:Sheet1.BD250" svg:x="0.32cm" svg:y="0.18cm" svg:width="12.27cm" svg:height="8.64cm">
          <chartooo:coordinate-region svg:x="1.603cm" svg:y="0.379cm" svg:width="10.70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D26:Sheet1.BD250" chart:class="chart:scatter">
            <chart:domain table:cell-range-address="Sheet1.BC26:Sheet1.BC250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C26:Sheet1.BC250</svg:desc>
                </draw:g>
              </table:table-cell>
              <table:table-cell office:value-type="float" office:value="-27170">
                <text:p>-27170</text:p>
                <draw:g>
                  <svg:desc>Sheet1.BD26:Sheet1.B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6893">
                <text:p>-26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6718">
                <text:p>-26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6491">
                <text:p>-26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6395">
                <text:p>-26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6185">
                <text:p>-2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6018">
                <text:p>-26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5777">
                <text:p>-2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5774">
                <text:p>-25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5549">
                <text:p>-25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5392">
                <text:p>-25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5167">
                <text:p>-25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5044">
                <text:p>-25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4801">
                <text:p>-24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4596">
                <text:p>-24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4395">
                <text:p>-24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4251">
                <text:p>-24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4036">
                <text:p>-24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3827">
                <text:p>-23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3630">
                <text:p>-236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3515">
                <text:p>-23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3250">
                <text:p>-23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3091">
                <text:p>-23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2819">
                <text:p>-22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2854">
                <text:p>-22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2625">
                <text:p>-22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2422">
                <text:p>-2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2165">
                <text:p>-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2035">
                <text:p>-22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1752">
                <text:p>-21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1567">
                <text:p>-21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1281">
                <text:p>-21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1065">
                <text:p>-21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0809">
                <text:p>-20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0545">
                <text:p>-20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0318">
                <text:p>-20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0177">
                <text:p>-201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9848">
                <text:p>-19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9653">
                <text:p>-19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9367">
                <text:p>-193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9381">
                <text:p>-19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9068">
                <text:p>-19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8814">
                <text:p>-18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8548">
                <text:p>-18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8373">
                <text:p>-18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8078">
                <text:p>-18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7848">
                <text:p>-17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7576">
                <text:p>-17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7466">
                <text:p>-17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7106">
                <text:p>-17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6843">
                <text:p>-16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6517">
                <text:p>-16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6297">
                <text:p>-16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5975">
                <text:p>-15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5746">
                <text:p>-15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5329">
                <text:p>-153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5376">
                <text:p>-15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4992">
                <text:p>-14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4712">
                <text:p>-14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370">
                <text:p>-143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4218">
                <text:p>-14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834">
                <text:p>-13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3538">
                <text:p>-13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3145">
                <text:p>-13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2798">
                <text:p>-12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2381">
                <text:p>-12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2055">
                <text:p>-12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1635">
                <text:p>-11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1437">
                <text:p>-114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1017">
                <text:p>-11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0723">
                <text:p>-10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0230">
                <text:p>-102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491">
                <text:p>-94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9016">
                <text:p>-9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8786">
                <text:p>-8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8327">
                <text:p>-8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7973">
                <text:p>-7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7455">
                <text:p>-7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7250">
                <text:p>-72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6698">
                <text:p>-6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6316">
                <text:p>-6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5805">
                <text:p>-5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542">
                <text:p>-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5002">
                <text:p>-5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4626">
                <text:p>-4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3967">
                <text:p>-39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4035">
                <text:p>-4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3432">
                <text:p>-3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2998">
                <text:p>-2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2367">
                <text:p>-23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3022">
                <text:p>-13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2770">
                <text:p>-127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2565">
                <text:p>-12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2245">
                <text:p>-12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2149">
                <text:p>-12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1915">
                <text:p>-11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1681">
                <text:p>-116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1395">
                <text:p>-1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1369">
                <text:p>-11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125">
                <text:p>-11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0881">
                <text:p>-108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0614">
                <text:p>-10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0194">
                <text:p>-101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9914">
                <text:p>-99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684">
                <text:p>-9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487">
                <text:p>-94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8964">
                <text:p>-89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637">
                <text:p>-86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8509">
                <text:p>-85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8220">
                <text:p>-82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7958">
                <text:p>-79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7650">
                <text:p>-76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7698">
                <text:p>-76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7064">
                <text:p>-7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6701">
                <text:p>-6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6579">
                <text:p>-65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6221">
                <text:p>-6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5933">
                <text:p>-59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5456">
                <text:p>-5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825">
                <text:p>-48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4444">
                <text:p>-4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4270">
                <text:p>-42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3893">
                <text:p>-3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3657">
                <text:p>-36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265">
                <text:p>-32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348">
                <text:p>-3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2912">
                <text:p>-2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2255">
                <text:p>-2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2043">
                <text:p>-2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1334">
                <text:p>-1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23">
                <text:p>-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-22379">
                <text:p>-223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8938">
                <text:p>8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0888">
                <text:p>10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1445">
                <text:p>114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1837">
                <text:p>118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2412">
                <text:p>12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2852">
                <text:p>128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3489">
                <text:p>134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4422">
                <text:p>144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5672">
                <text:p>15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5604">
                <text:p>156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6279">
                <text:p>162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6774">
                <text:p>16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7548">
                <text:p>17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8501">
                <text:p>185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9773">
                <text:p>197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19948">
                <text:p>19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0681">
                <text:p>206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330">
                <text:p>213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070">
                <text:p>220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2429">
                <text:p>224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5376">
                <text:p>253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7303">
                <text:p>27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8183">
                <text:p>28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8844">
                <text:p>288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29736">
                <text:p>297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29978">
                <text:p>299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BO3:Sheet1.BP227" svg:x="0.32cm" svg:y="0.18cm" svg:width="12.27cm" svg:height="8.64cm">
          <chartooo:coordinate-region svg:x="1.603cm" svg:y="0.379cm" svg:width="10.70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P3:Sheet1.BP227" chart:class="chart:scatter">
            <chart:domain table:cell-range-address="Sheet1.BO3:Sheet1.BO227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O3:Sheet1.BO227</svg:desc>
                </draw:g>
              </table:table-cell>
              <table:table-cell office:value-type="float" office:value="-19031">
                <text:p>-19031</text:p>
                <draw:g>
                  <svg:desc>Sheet1.BP3:Sheet1.BP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8762">
                <text:p>-18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8305">
                <text:p>-18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8049">
                <text:p>-18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7643">
                <text:p>-17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7683">
                <text:p>-1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7425">
                <text:p>-17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7149">
                <text:p>-17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6869">
                <text:p>-1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6929">
                <text:p>-16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6642">
                <text:p>-16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6472">
                <text:p>-1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6197">
                <text:p>-16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5950">
                <text:p>-15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5673">
                <text:p>-15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5281">
                <text:p>-15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5232">
                <text:p>-15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4733">
                <text:p>-1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4664">
                <text:p>-14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4260">
                <text:p>-14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4177">
                <text:p>-14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3947">
                <text:p>-13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3630">
                <text:p>-136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3622">
                <text:p>-13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3035">
                <text:p>-13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2788">
                <text:p>-12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2457">
                <text:p>-12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2255">
                <text:p>-12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1924">
                <text:p>-11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1553">
                <text:p>-11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1352">
                <text:p>-11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0693">
                <text:p>-10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0432">
                <text:p>-10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0315">
                <text:p>-10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880">
                <text:p>-98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739">
                <text:p>-9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185">
                <text:p>-9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9049">
                <text:p>-9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9043">
                <text:p>-9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8394">
                <text:p>-8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8096">
                <text:p>-8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7670">
                <text:p>-76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7418">
                <text:p>-7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7256">
                <text:p>-7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6914">
                <text:p>-69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6504">
                <text:p>-6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6118">
                <text:p>-6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5932">
                <text:p>-5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5337">
                <text:p>-5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903">
                <text:p>-4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4429">
                <text:p>-4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3281">
                <text:p>-3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3267">
                <text:p>-3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3079">
                <text:p>-3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987">
                <text:p>9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0988">
                <text:p>10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723">
                <text:p>11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734">
                <text:p>117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454">
                <text:p>12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102">
                <text:p>14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225">
                <text:p>14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034">
                <text:p>150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611">
                <text:p>15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709">
                <text:p>16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993">
                <text:p>16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562">
                <text:p>175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7278">
                <text:p>27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8360">
                <text:p>283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3624">
                <text:p>-3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2758">
                <text:p>-2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2286">
                <text:p>-22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1121">
                <text:p>111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1973">
                <text:p>119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2516">
                <text:p>125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3736">
                <text:p>137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4334">
                <text:p>14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4767">
                <text:p>147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5273">
                <text:p>152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5271">
                <text:p>152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6342">
                <text:p>16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7424">
                <text:p>174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492">
                <text:p>184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8851">
                <text:p>18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9591">
                <text:p>19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1016">
                <text:p>21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1688">
                <text:p>216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2206">
                <text:p>222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3117">
                <text:p>23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4791">
                <text:p>247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5382">
                <text:p>253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7425">
                <text:p>27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7386">
                <text:p>27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8114">
                <text:p>28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8983">
                <text:p>28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9758">
                <text:p>297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9865">
                <text:p>298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0696">
                <text:p>30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1548">
                <text:p>315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2345">
                <text:p>323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2378">
                <text:p>323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32552">
                <text:p>-325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31667">
                <text:p>-31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31076">
                <text:p>-31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30346">
                <text:p>-303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29799">
                <text:p>-29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28842">
                <text:p>-28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28179">
                <text:p>-28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27947">
                <text:p>-279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26964">
                <text:p>-269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26033">
                <text:p>-260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25353">
                <text:p>-253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24556">
                <text:p>-24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23533">
                <text:p>-235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2725">
                <text:p>-227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1716">
                <text:p>-21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1723">
                <text:p>-217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0654">
                <text:p>-206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19887">
                <text:p>-19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19048">
                <text:p>-19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18482">
                <text:p>-184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17453">
                <text:p>-174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16334">
                <text:p>-163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15091">
                <text:p>-15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14757">
                <text:p>-147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